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0200000002000309F1C.png" manifest:media-type="image/png"/>
  <manifest:file-entry manifest:full-path="Pictures/10000000000003A8000001416BFAE9C4.jpg" manifest:media-type="image/jpeg"/>
  <manifest:file-entry manifest:full-path="Pictures/10000000000003C000000149DDA4D64C.jpg" manifest:media-type="image/jpeg"/>
  <manifest:file-entry manifest:full-path="Pictures/100002010000061E00000559248150B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 style:family="graphic" style:parent-style-name="standard">
      <style:graphic-properties draw:stroke="none" svg:stroke-color="#000000" draw:fill="none" draw:fill-color="#ffffff" draw:textarea-horizontal-align="left" draw:auto-grow-height="true" draw:auto-grow-width="true" fo:min-height="0cm" fo:min-width="28.14cm"/>
    </style:style>
    <style:style style:name="gr3" style:family="graphic">
      <style:graphic-properties style:protect="size"/>
    </style:style>
    <style:style style:name="pr1" style:family="presentation" style:parent-style-name="Title1-title">
      <style:graphic-properties draw:stroke="none" draw:fill="none" draw:fill-color="#ffffff" draw:textarea-horizontal-align="justify" draw:textarea-vertical-align="top" draw:auto-grow-height="true" draw:auto-grow-width="false" fo:min-height="3.004cm" fo:min-width="0cm" fo:padding-top="0.13cm" fo:padding-bottom="0.13cm" fo:padding-left="0.25cm" fo:padding-right="0.25cm" fo:wrap-option="wrap" draw:shadow="hidden" draw:shadow-color="#808080"/>
    </style:style>
    <style:style style:name="pr2" style:family="presentation" style:parent-style-name="Title1-subtitle" style:list-style-name="L5">
      <style:graphic-properties draw:stroke="none" draw:fill="none" draw:fill-color="#ffffff" draw:textarea-horizontal-align="justify" draw:textarea-vertical-align="top" draw:auto-grow-height="true" draw:auto-grow-width="false" fo:min-height="1.87cm" fo:min-width="0cm" fo:padding-top="0.13cm" fo:padding-bottom="0.13cm" fo:padding-left="0.25cm" fo:padding-right="0.25cm" fo:wrap-option="wrap" draw:shadow="hidden" draw:shadow-color="#808080"/>
    </style:style>
    <style:style style:name="pr3" style:family="presentation" style:parent-style-name="Title1-notes">
      <style:graphic-properties draw:stroke="none" draw:fill="none" draw:fill-color="#ffffff" draw:auto-grow-height="true" fo:min-height="11.996cm" draw:shadow="hidden"/>
    </style:style>
    <style:style style:name="pr4" style:family="presentation" style:parent-style-name="Default-outline1" style:list-style-name="L6">
      <style:graphic-properties draw:fill-color="#ffffff" draw:auto-grow-height="true" fo:min-height="5.897cm"/>
    </style:style>
    <style:style style:name="pr5" style:family="presentation" style:parent-style-name="Default-notes" style:list-style-name="L7">
      <style:graphic-properties draw:fill-color="#ffffff" draw:auto-grow-height="true" fo:min-height="13.365cm"/>
    </style:style>
    <style:style style:name="pr6" style:family="presentation" style:parent-style-name="Default-outline1" style:list-style-name="L6">
      <style:graphic-properties draw:fill-color="#ffffff" draw:auto-grow-height="true" fo:min-height="5.897cm"/>
    </style:style>
    <style:style style:name="pr7" style:family="presentation" style:parent-style-name="Default-notes" style:list-style-name="L7">
      <style:graphic-properties draw:fill-color="#ffffff" draw:auto-grow-height="true" fo:min-height="13.365cm"/>
    </style:style>
    <style:style style:name="pr8" style:family="presentation" style:parent-style-name="Default-outline1" style:list-style-name="L6">
      <style:graphic-properties draw:fill-color="#ffffff" draw:auto-grow-height="true" fo:min-height="5.897cm"/>
    </style:style>
    <style:style style:name="pr9" style:family="presentation" style:parent-style-name="Default-notes" style:list-style-name="L7">
      <style:graphic-properties draw:fill-color="#ffffff" draw:auto-grow-height="true" fo:min-height="13.365cm"/>
    </style:style>
    <style:style style:name="pr10" style:family="presentation" style:parent-style-name="Default-outline1" style:list-style-name="L6">
      <style:graphic-properties draw:fill-color="#ffffff" draw:auto-grow-height="true" fo:min-height="5.897cm"/>
    </style:style>
    <style:style style:name="pr11" style:family="presentation" style:parent-style-name="Default-notes" style:list-style-name="L7">
      <style:graphic-properties draw:fill-color="#ffffff" draw:auto-grow-height="true" fo:min-height="13.365cm"/>
    </style:style>
    <style:style style:name="pr12" style:family="presentation" style:parent-style-name="Default-outline1" style:list-style-name="L6">
      <style:graphic-properties draw:fill-color="#ffffff" draw:auto-grow-height="true" fo:min-height="5.897cm"/>
    </style:style>
    <style:style style:name="pr13" style:family="presentation" style:parent-style-name="Default-notes" style:list-style-name="L7">
      <style:graphic-properties draw:fill-color="#ffffff" draw:auto-grow-height="true" fo:min-height="13.365cm"/>
    </style:style>
    <style:style style:name="pr14" style:family="presentation" style:parent-style-name="Default-outline1" style:list-style-name="L6">
      <style:graphic-properties draw:fill-color="#ffffff" draw:auto-grow-height="true" fo:min-height="5.897cm"/>
    </style:style>
    <style:style style:name="pr15" style:family="presentation" style:parent-style-name="Default-notes" style:list-style-name="L7">
      <style:graphic-properties draw:fill-color="#ffffff" draw:auto-grow-height="true" fo:min-height="13.365cm"/>
    </style:style>
    <style:style style:name="pr16" style:family="presentation" style:parent-style-name="Default-outline1" style:list-style-name="L6">
      <style:graphic-properties draw:fill-color="#ffffff" draw:auto-grow-height="true" fo:min-height="5.897cm"/>
    </style:style>
    <style:style style:name="pr17" style:family="presentation" style:parent-style-name="Default-notes" style:list-style-name="L7">
      <style:graphic-properties draw:fill-color="#ffffff" draw:auto-grow-height="true" fo:min-height="13.365cm"/>
    </style:style>
    <style:style style:name="pr18" style:family="presentation" style:parent-style-name="Default-outline1" style:list-style-name="L6">
      <style:graphic-properties draw:fill-color="#ffffff" draw:auto-grow-height="true" fo:min-height="5.897cm"/>
    </style:style>
    <style:style style:name="pr19" style:family="presentation" style:parent-style-name="Default-notes" style:list-style-name="L7">
      <style:graphic-properties draw:fill-color="#ffffff" draw:auto-grow-height="true" fo:min-height="13.365cm"/>
    </style:style>
    <style:style style:name="pr20" style:family="presentation" style:parent-style-name="Default-outline1" style:list-style-name="L6">
      <style:graphic-properties draw:fill-color="#ffffff" draw:auto-grow-height="true" fo:min-height="5.897cm"/>
    </style:style>
    <style:style style:name="pr21" style:family="presentation" style:parent-style-name="Default-notes" style:list-style-name="L7">
      <style:graphic-properties draw:fill-color="#ffffff" draw:auto-grow-height="true" fo:min-height="13.365cm"/>
    </style:style>
    <style:style style:name="pr22" style:family="presentation" style:parent-style-name="Default-outline1" style:list-style-name="L6">
      <style:graphic-properties draw:fill-color="#ffffff" draw:auto-grow-height="true" fo:min-height="5.897cm"/>
    </style:style>
    <style:style style:name="pr23" style:family="presentation" style:parent-style-name="Default-notes" style:list-style-name="L7">
      <style:graphic-properties draw:fill-color="#ffffff" draw:auto-grow-height="true" fo:min-height="13.365cm"/>
    </style:style>
    <style:style style:name="pr24" style:family="presentation" style:parent-style-name="Default-outline1" style:list-style-name="L6">
      <style:graphic-properties draw:fill-color="#ffffff" draw:auto-grow-height="true" fo:min-height="5.897cm"/>
    </style:style>
    <style:style style:name="pr25" style:family="presentation" style:parent-style-name="Default-notes" style:list-style-name="L7">
      <style:graphic-properties draw:fill-color="#ffffff" draw:auto-grow-height="true" fo:min-height="13.365cm"/>
    </style:style>
    <style:style style:name="pr26" style:family="presentation" style:parent-style-name="Default-outline1" style:list-style-name="L6">
      <style:graphic-properties draw:fill-color="#ffffff" draw:auto-grow-height="true" fo:min-height="5.897cm"/>
    </style:style>
    <style:style style:name="pr27" style:family="presentation" style:parent-style-name="Default-notes" style:list-style-name="L7">
      <style:graphic-properties draw:fill-color="#ffffff" draw:auto-grow-height="true" fo:min-height="13.365cm"/>
    </style:style>
    <style:style style:name="pr28" style:family="presentation" style:parent-style-name="Default-outline1" style:list-style-name="L6">
      <style:graphic-properties draw:fill-color="#ffffff" draw:auto-grow-height="true" fo:min-height="5.897cm"/>
    </style:style>
    <style:style style:name="pr29" style:family="presentation" style:parent-style-name="Default-notes" style:list-style-name="L7">
      <style:graphic-properties draw:fill-color="#ffffff" draw:auto-grow-height="true" fo:min-height="13.365cm"/>
    </style:style>
    <style:style style:name="pr30" style:family="presentation" style:parent-style-name="Default-outline1" style:list-style-name="L6">
      <style:graphic-properties draw:fill-color="#ffffff" draw:auto-grow-height="true" fo:min-height="5.897cm"/>
    </style:style>
    <style:style style:name="pr31" style:family="presentation" style:parent-style-name="Default-notes" style:list-style-name="L7">
      <style:graphic-properties draw:fill-color="#ffffff" draw:auto-grow-height="true" fo:min-height="13.365cm"/>
    </style:style>
    <style:style style:name="pr32" style:family="presentation" style:parent-style-name="Default-outline1" style:list-style-name="L6">
      <style:graphic-properties draw:fill-color="#ffffff" draw:auto-grow-height="true" fo:min-height="5.897cm"/>
    </style:style>
    <style:style style:name="pr33" style:family="presentation" style:parent-style-name="Default-notes" style:list-style-name="L7">
      <style:graphic-properties draw:fill-color="#ffffff" draw:auto-grow-height="true" fo:min-height="13.365cm"/>
    </style:style>
    <style:style style:name="pr34" style:family="presentation" style:parent-style-name="Default-outline1" style:list-style-name="L6">
      <style:graphic-properties draw:fill-color="#ffffff" draw:auto-grow-height="true" fo:min-height="5.897cm"/>
    </style:style>
    <style:style style:name="pr35" style:family="presentation" style:parent-style-name="Default-notes" style:list-style-name="L7">
      <style:graphic-properties draw:fill-color="#ffffff" draw:auto-grow-height="true" fo:min-height="13.365cm"/>
    </style:style>
    <style:style style:name="pr36" style:family="presentation" style:parent-style-name="Default-outline1" style:list-style-name="L6">
      <style:graphic-properties draw:fill-color="#ffffff" draw:auto-grow-height="true" fo:min-height="5.897cm"/>
    </style:style>
    <style:style style:name="pr37" style:family="presentation" style:parent-style-name="Default-notes" style:list-style-name="L7">
      <style:graphic-properties draw:fill-color="#ffffff" draw:auto-grow-height="true" fo:min-height="13.365cm"/>
    </style:style>
    <style:style style:name="pr38" style:family="presentation" style:parent-style-name="Title1-title">
      <style:graphic-properties draw:stroke="none" draw:fill="none" draw:fill-color="#ffffff" draw:textarea-horizontal-align="justify" draw:textarea-vertical-align="top" draw:auto-grow-height="true" draw:auto-grow-width="false" fo:min-height="2.925cm" fo:min-width="0cm" fo:padding-top="0.13cm" fo:padding-bottom="0.13cm" fo:padding-left="0.25cm" fo:padding-right="0.25cm" fo:wrap-option="wrap" draw:shadow="hidden" draw:shadow-color="#808080"/>
    </style:style>
    <style:style style:name="pr39" style:family="presentation" style:parent-style-name="Title1-notes">
      <style:graphic-properties draw:stroke="none" draw:fill="none" draw:fill-color="#ffffff" draw:auto-grow-height="true" fo:min-height="11.997cm" draw:shadow="hidden"/>
    </style:style>
    <style:style style:name="P1" style:family="paragraph">
      <style:paragraph-properties fo:margin-left="0cm" fo:margin-right="0cm" fo:margin-top="0.335cm" fo:margin-bottom="0cm" fo:line-height="90%" fo:text-align="center" fo:text-indent="0cm" style:punctuation-wrap="hanging" style:line-break="strict"/>
    </style:style>
    <style:style style:name="P2" style:family="paragraph">
      <style:paragraph-properties text:enable-numbering="false" fo:margin-left="0cm" fo:margin-right="0cm" fo:margin-top="0.335cm" fo:margin-bottom="0cm" fo:line-height="90%" fo:text-align="center" fo:text-indent="0cm" style:punctuation-wrap="hanging" style:line-break="strict" style:writing-mode="lr-tb"/>
    </style:style>
    <style:style style:name="P3" style:family="paragraph">
      <style:paragraph-properties fo:margin-left="1.27cm" fo:margin-right="0cm" fo:margin-top="0.114cm" fo:margin-bottom="0.229cm" fo:line-height="95%" fo:text-indent="0cm" style:punctuation-wrap="hanging" style:line-break="strict"/>
    </style:style>
    <style:style style:name="P4" style:family="paragraph">
      <style:paragraph-properties text:enable-numbering="false" fo:margin-left="1.27cm" fo:margin-right="0cm" fo:margin-top="0.114cm" fo:margin-bottom="0.229cm" fo:line-height="95%" fo:text-indent="0cm" style:punctuation-wrap="hanging" style:line-break="strict" style:writing-mode="lr-tb"/>
      <style:text-properties fo:font-size="27.2999992370605pt"/>
    </style:style>
    <style:style style:name="P5" style:family="paragraph">
      <style:paragraph-properties style:writing-mode="lr-tb"/>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color="#ffffff" fo:font-family="'DejaVu Sans'" style:font-family-generic="swiss" style:font-pitch="variable" fo:font-size="40pt"/>
    </style:style>
    <style:style style:name="P8" style:family="paragraph">
      <style:paragraph-properties text:enable-numbering="false" fo:margin-left="1.753cm" fo:margin-right="0cm" fo:text-indent="0cm"/>
      <style:text-properties fo:font-family="'DejaVu Sans'" style:font-family-generic="swiss" style:font-pitch="variable" fo:font-size="22pt" fo:font-weight="bold" style:font-size-asian="22pt" style:font-weight-asian="bold" style:font-size-complex="22pt" style:font-weight-complex="bold"/>
    </style:style>
    <style:style style:name="P9" style:family="paragraph">
      <style:paragraph-properties fo:margin-left="0.6cm" fo:margin-right="0cm" fo:text-indent="-0.6cm"/>
      <style:text-properties fo:font-size="12pt"/>
    </style:style>
    <style:style style:name="P10" style:family="paragraph">
      <style:paragraph-properties fo:margin-left="0cm" fo:margin-right="0cm" fo:margin-top="0.335cm" fo:margin-bottom="0cm" fo:line-height="85%" fo:text-align="center" fo:text-indent="0cm" style:punctuation-wrap="hanging" style:line-break="strict"/>
    </style:style>
    <style:style style:name="P11" style:family="paragraph">
      <style:paragraph-properties text:enable-numbering="false" fo:margin-left="0cm" fo:margin-right="0cm" fo:margin-top="0.335cm" fo:margin-bottom="0cm" fo:line-height="85%" fo:text-align="center" fo:text-indent="0cm" style:punctuation-wrap="hanging" style:line-break="strict" style:writing-mode="lr-tb"/>
    </style:style>
    <style:style style:name="T1" style:family="text">
      <style:text-properties fo:color="#000000" fo:language="en" fo:country="GB"/>
    </style:style>
    <style:style style:name="T2" style:family="text">
      <style:text-properties fo:color="#ccccff" fo:font-size="27.2999992370605pt" fo:language="en" fo:country="GB"/>
    </style:style>
    <style:style style:name="T3" style:family="text">
      <style:text-properties fo:color="#ffffff" fo:font-family="'DejaVu Sans'" style:font-family-generic="swiss" style:font-pitch="variable" fo:font-size="40pt"/>
    </style:style>
    <style:style style:name="T4" style:family="text">
      <style:text-properties fo:font-family="'DejaVu Sans'" style:font-family-generic="swiss" style:font-pitch="variable" fo:font-size="22pt" fo:font-weight="normal" style:font-size-asian="22pt" style:font-weight-asian="normal" style:font-size-complex="22pt" style:font-weight-complex="normal"/>
    </style:style>
    <style:style style:name="T5" style:family="text">
      <style:text-properties fo:font-family="'DejaVu Sans'" style:font-family-generic="swiss" style:font-pitch="variable" fo:font-size="22pt" fo:language="en" fo:country="US" fo:font-weight="normal" style:font-size-asian="22pt" style:font-weight-asian="normal" style:font-size-complex="22pt" style:font-weight-complex="normal"/>
    </style:style>
    <style:style style:name="T6" style:family="text">
      <style:text-properties fo:font-family="'DejaVu Sans'" style:font-family-generic="swiss" style:font-pitch="variable" fo:font-size="20pt" fo:language="en" fo:country="US" fo:font-weight="normal" style:font-size-asian="20pt" style:font-weight-asian="normal" style:font-size-complex="20pt" style:font-weight-complex="normal"/>
    </style:style>
    <style:style style:name="T7" style:family="text">
      <style:text-properties fo:font-family="'DejaVu Sans'" style:font-family-generic="swiss" style:font-pitch="variable" fo:font-size="20pt" fo:language="en" fo:country="US" fo:font-weight="bold" style:font-size-asian="20pt" style:font-weight-asian="bold" style:font-size-complex="20pt" style:font-weight-complex="bold"/>
    </style:style>
    <style:style style:name="T8" style:family="text">
      <style:text-properties fo:font-family="'DejaVu Sans'" style:font-family-generic="swiss" style:font-pitch="variable" fo:font-size="22pt" fo:language="en" fo:country="US" fo:font-weight="bold" style:font-size-asian="22pt" style:font-weight-asian="bold" style:font-size-complex="22pt" style:font-weight-complex="bold"/>
    </style:style>
    <text:list-style style:name="L1">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1.27cm"/>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1.75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office:forms form:automatic-focus="false" form:apply-design-mode="false"/>
        <draw:frame presentation:style-name="pr1" draw:text-style-name="P2" draw:layer="layout" svg:width="27.2cm" svg:height="3.264cm" svg:x="2.666cm" svg:y="9.776cm" presentation:class="title" presentation:user-transformed="true">
          <draw:text-box>
            <text:p text:style-name="P1"><text:span text:style-name="T1">JavaScript Control Constructs</text:span></text:p>
          </draw:text-box>
        </draw:frame>
        <draw:frame presentation:style-name="pr2" draw:text-style-name="P4" draw:layer="layout" svg:width="22.4cm" svg:height="2.13cm" svg:x="4.801cm" svg:y="15.24cm">
          <draw:text-box>
            <text:p text:style-name="P3"><text:span text:style-name="T2"><text:a xlink:href="http://www.instigate-training-center.am/" xlink:type="simple">www.instigate-training-center.am</text:a></text:span></text:p>
          </draw:text-box>
        </draw:frame>
        <presentation:notes draw:style-name="dp2">
          <draw:custom-shape draw:style-name="gr1" draw:text-style-name="P5" draw:layer="layout" svg:width="13.547cm" svg:height="10.002cm" svg:x="3.391cm" svg:y="2.028cm">
            <text:p/>
            <draw:enhanced-geometry svg:viewBox="0 0 21600 21600" draw:type="mso-spt202" draw:enhanced-path="M 0 0 L 21600 0 21600 21600 0 21600 0 0 Z N"/>
          </draw:custom-shape>
          <draw:frame presentation:style-name="pr3" draw:text-style-name="P6" draw:layer="layout" svg:width="16.232cm" svg:height="11.996cm" svg:x="2.033cm" svg:y="12.668cm" presentation:class="notes" presentation:placeholder="true">
            <draw:text-box/>
          </draw:frame>
        </presentation:notes>
      </draw:page>
      <draw:page draw:name="page2"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Topics</text:span></text:p>
          </draw:text-box>
        </draw:frame>
        <draw:frame presentation:style-name="pr4" draw:text-style-name="P8" draw:layer="layout" svg:width="28.602cm" svg:height="13.498cm" svg:x="1.878cm" svg:y="4.184cm" presentation:class="outline" presentation:user-transformed="true">
          <draw:text-box>
            <text:list text:style-name="L4">
              <text:list-item>
                <text:p><text:span text:style-name="T4">Comparison and Logical Operators</text:span></text:p>
              </text:list-item>
              <text:list-item>
                <text:p><text:span text:style-name="T4">If...Else Statements</text:span></text:p>
              </text:list-item>
              <text:list-item>
                <text:p><text:span text:style-name="T4">Switch Statement</text:span></text:p>
              </text:list-item>
              <text:list-item>
                <text:p><text:span text:style-name="T4">For Loop</text:span></text:p>
              </text:list-item>
              <text:list-item>
                <text:p><text:span text:style-name="T4">While Loop</text:span></text:p>
              </text:list-item>
              <text:list-item>
                <text:p><text:span text:style-name="T4">Break and Continue</text:span></text:p>
              </text:list-item>
              <text:list-item>
                <text:p><text:span text:style-name="T4">Errors - Throw and Try to Catch</text:span></text:p>
              </text:list-item>
              <text:list-item>
                <text:p><text:span text:style-name="T4">Regular Expressions</text:span></text:p>
              </text:list-item>
              <text:list-item>
                <text:p><text:span text:style-name="T4">Hoisting</text:span></text:p>
              </text:list-item>
              <text:list-item>
                <text:p><text:span text:style-name="T4">Use Strict</text:span></text:p>
              </text:list-item>
              <text:list-item>
                <text:p><text:span text:style-name="T4">Best Practices</text:span></text:p>
              </text:list-item>
              <text:list-item>
                <text:p><text:span text:style-name="T4">Reserved Words</text:span></text:p>
              </text:list-item>
            </text:list>
          </draw:text-box>
        </draw:frame>
        <presentation:notes draw:style-name="dp4" presentation:use-date-time-name="dtd1">
          <draw:page-thumbnail draw:style-name="gr3" draw:layer="layout" svg:width="43.992cm" svg:height="32.994cm" svg:x="-21.996cm" svg:y="-14.478cm" draw:page-number="2" presentation:class="page"/>
          <draw:frame presentation:style-name="pr5" draw:text-style-name="P9" draw:layer="layout" svg:width="16.79cm" svg:height="13.365cm" svg:x="2.098cm" svg:y="14.107cm" presentation:class="notes" presentation:placeholder="true" presentation:user-transformed="true">
            <draw:text-box/>
          </draw:frame>
        </presentation:notes>
      </draw:page>
      <draw:page draw:name="page3"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Comparison and Logical Operators </text:span></text:p>
          </draw:text-box>
        </draw:frame>
        <draw:frame presentation:style-name="pr6" draw:text-style-name="P8" draw:layer="layout" svg:width="28.602cm" svg:height="13.567cm" svg:x="1.878cm" svg:y="4.484cm" presentation:class="outline" presentation:user-transformed="true">
          <draw:text-box>
            <text:list text:style-name="L4">
              <text:list-item>
                <text:p><text:span text:style-name="T5">Comparison operators are used in logical statements to determine equality or difference between variables or values.</text:span></text:p>
                <text:list>
                  <text:list-item>
                    <text:p><text:span text:style-name="T6">==</text:span><text:span text:style-name="T6"><text:tab/></text:span><text:span text:style-name="T6">equal to, </text:span><text:span text:style-name="T6"><text:tab/></text:span><text:span text:style-name="T6"><text:tab/></text:span><text:span text:style-name="T6">===</text:span><text:span text:style-name="T6"><text:tab/></text:span><text:span text:style-name="T6">equal value and equal type, </text:span><text:span text:style-name="T6"><text:line-break/></text:span><text:span text:style-name="T6">!=</text:span><text:span text:style-name="T6"><text:tab/></text:span><text:span text:style-name="T6">not equal, </text:span><text:span text:style-name="T6"><text:tab/></text:span><text:span text:style-name="T6"><text:tab/></text:span><text:span text:style-name="T6">!==</text:span><text:span text:style-name="T6"><text:tab/></text:span><text:span text:style-name="T6">not equal value or not equal type, </text:span><text:span text:style-name="T6"><text:line-break/></text:span><text:span text:style-name="T6">&gt;</text:span><text:span text:style-name="T6"><text:tab/></text:span><text:span text:style-name="T6">greater than, &lt;</text:span><text:span text:style-name="T6"><text:tab/></text:span><text:span text:style-name="T6"> less than, </text:span><text:span text:style-name="T6"><text:line-break/></text:span><text:span text:style-name="T6">&gt;=</text:span><text:span text:style-name="T6"><text:tab/></text:span><text:span text:style-name="T6">greater than or equal to, &lt;=</text:span><text:span text:style-name="T6"><text:tab/></text:span><text:span text:style-name="T6"> less than or equal to</text:span></text:p>
                  </text:list-item>
                </text:list>
              </text:list-item>
              <text:list-item>
                <text:p><text:span text:style-name="T5">Comparison operators can be used in conditional statements to compare values and take action depending on the result.</text:span></text:p>
                <text:list>
                  <text:list-item>
                    <text:p><text:span text:style-name="T6">We will learn more about conditional statements in this presentation.</text:span></text:p>
                  </text:list-item>
                </text:list>
              </text:list-item>
              <text:list-item>
                <text:p><text:span text:style-name="T6">Logical operators are used to determine the logic between variables or values:</text:span><text:span text:style-name="T6"><text:tab/></text:span><text:span text:style-name="T6"><text:tab/></text:span><text:span text:style-name="T6">&amp;&amp;</text:span><text:span text:style-name="T6"><text:tab/></text:span><text:span text:style-name="T6">and, ||</text:span><text:span text:style-name="T6"><text:tab/></text:span><text:span text:style-name="T6">or, !</text:span><text:span text:style-name="T6"><text:tab/></text:span><text:span text:style-name="T6">not</text:span></text:p>
              </text:list-item>
              <text:list-item>
                <text:p><text:span text:style-name="T6">JavaScript also contains a conditional operator that assigns a value to a variable based on some condition.</text:span></text:p>
                <text:list>
                  <text:list-item>
                    <text:p><text:span text:style-name="T6">variablename = (condition) ? value1:value2 </text:span></text:p>
                  </text:list-item>
                  <text:list-item>
                    <text:p><text:span text:style-name="T6">var youngOrNot = (age &amp; 18) ? "Too young":"Old enough";</text:span></text:p>
                  </text:list-item>
                </text:list>
              </text:list-item>
            </text:list>
          </draw:text-box>
        </draw:frame>
        <presentation:notes draw:style-name="dp4" presentation:use-date-time-name="dtd1">
          <draw:page-thumbnail draw:style-name="gr3" draw:layer="layout" svg:width="43.992cm" svg:height="32.994cm" svg:x="-21.996cm" svg:y="-14.478cm" draw:page-number="3" presentation:class="page"/>
          <draw:frame presentation:style-name="pr7" draw:text-style-name="P9" draw:layer="layout" svg:width="16.79cm" svg:height="13.365cm" svg:x="2.098cm" svg:y="14.107cm" presentation:class="notes" presentation:placeholder="true" presentation:user-transformed="true">
            <draw:text-box/>
          </draw:frame>
        </presentation:notes>
      </draw:page>
      <draw:page draw:name="page4"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If...Else Statements </text:span></text:p>
          </draw:text-box>
        </draw:frame>
        <draw:frame presentation:style-name="pr8" draw:text-style-name="P8" draw:layer="layout" svg:width="28.602cm" svg:height="14.584cm" svg:x="1.878cm" svg:y="4.484cm" presentation:class="outline" presentation:user-transformed="true">
          <draw:text-box>
            <text:list text:style-name="L4">
              <text:list-item>
                <text:p><text:span text:style-name="T5">Very often when we write code, we want to perform different actions for different decisions.</text:span></text:p>
              </text:list-item>
              <text:list-item>
                <text:p><text:span text:style-name="T5">You can use conditional statements in your code to do this.</text:span></text:p>
              </text:list-item>
              <text:list-item>
                <text:p><text:span text:style-name="T5">In JavaScript we have the following conditional statements:</text:span></text:p>
                <text:list>
                  <text:list-item>
                    <text:p><text:span text:style-name="T6">Use </text:span><text:span text:style-name="T7">if</text:span><text:span text:style-name="T6"> to specify a block of code to be executed, if a specified condition is true</text:span></text:p>
                  </text:list-item>
                  <text:list-item>
                    <text:p><text:span text:style-name="T6">Use </text:span><text:span text:style-name="T7">else</text:span><text:span text:style-name="T6"> to specify a block of code to be executed, if the same condition is false</text:span></text:p>
                  </text:list-item>
                  <text:list-item>
                    <text:p><text:span text:style-name="T6">Use </text:span><text:span text:style-name="T7">else if</text:span><text:span text:style-name="T6"> to specify a new condition to test, if the first condition is false</text:span></text:p>
                  </text:list-item>
                  <text:list-item>
                    <text:p><text:span text:style-name="T6">Use </text:span><text:span text:style-name="T7">switch</text:span><text:span text:style-name="T6"> to specify many alternative blocks of code to be executed</text:span></text:p>
                  </text:list-item>
                </text:list>
              </text:list-item>
              <text:list-item>
                <text:p><text:span text:style-name="T5">Use the if statement to specify a block of JavaScript code to be executed if a condition is true. Syntax:</text:span></text:p>
                <text:list>
                  <text:list-item>
                    <text:p><text:span text:style-name="T6">if (condition) {</text:span></text:p>
                  </text:list-item>
                  <text:list-item>
                    <text:p><text:span text:style-name="T6"><text:s text:c="4"/></text:span><text:span text:style-name="T6">//block of code to be executed if the condition is true</text:span></text:p>
                  </text:list-item>
                  <text:list-item>
                    <text:p><text:span text:style-name="T6">}</text:span></text:p>
                  </text:list-item>
                </text:list>
              </text:list-item>
            </text:list>
          </draw:text-box>
        </draw:frame>
        <presentation:notes draw:style-name="dp4" presentation:use-date-time-name="dtd1">
          <draw:page-thumbnail draw:style-name="gr3" draw:layer="layout" svg:width="43.992cm" svg:height="32.994cm" svg:x="-21.996cm" svg:y="-14.478cm" draw:page-number="4" presentation:class="page"/>
          <draw:frame presentation:style-name="pr9" draw:text-style-name="P9" draw:layer="layout" svg:width="16.79cm" svg:height="13.365cm" svg:x="2.098cm" svg:y="14.107cm" presentation:class="notes" presentation:placeholder="true" presentation:user-transformed="true">
            <draw:text-box/>
          </draw:frame>
        </presentation:notes>
      </draw:page>
      <draw:page draw:name="page5"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If...Else Statements </text:span></text:p>
          </draw:text-box>
        </draw:frame>
        <draw:frame presentation:style-name="pr10" draw:text-style-name="P8" draw:layer="layout" svg:width="28.602cm" svg:height="14.563cm" svg:x="1.878cm" svg:y="4.484cm" presentation:class="outline" presentation:user-transformed="true">
          <draw:text-box>
            <text:list text:style-name="L4">
              <text:list-item>
                <text:p><text:span text:style-name="T6">Use the else statement to specify a block of code to be executed if the condition is false. Syntax:</text:span></text:p>
                <text:list>
                  <text:list-item>
                    <text:p><text:span text:style-name="T6">if (condition) {//block of code to be executed if the condition is true} </text:span><text:span text:style-name="T6"><text:line-break/></text:span><text:span text:style-name="T6">else { </text:span></text:p>
                    <text:p><text:span text:style-name="T6"><text:s text:c="4"/></text:span><text:span text:style-name="T6">//block of code to be executed if the condition is false</text:span></text:p>
                    <text:p><text:span text:style-name="T6">}</text:span></text:p>
                  </text:list-item>
                </text:list>
              </text:list-item>
              <text:list-item>
                <text:p><text:span text:style-name="T5">Use the else if statement to specify a new condition if the first condition is false.</text:span></text:p>
                <text:list>
                  <text:list-item>
                    <text:p><text:span text:style-name="T6">if (condition1) {} </text:span></text:p>
                    <text:p><text:span text:style-name="T6">else if (condition2) </text:span></text:p>
                    <text:p><text:span text:style-name="T6">{ </text:span></text:p>
                    <text:p><text:span text:style-name="T6"><text:s text:c="3"/></text:span><text:span text:style-name="T6">// if the condition1 is false and condition2 is true</text:span></text:p>
                    <text:p><text:span text:style-name="T6">} </text:span></text:p>
                    <text:p><text:span text:style-name="T6">else { // if the condition1 and condition1 is false}</text:span></text:p>
                  </text:list-item>
                </text:list>
                <text:p><text:span text:style-name="T5"/></text:p>
              </text:list-item>
            </text:list>
          </draw:text-box>
        </draw:frame>
        <presentation:notes draw:style-name="dp4" presentation:use-date-time-name="dtd1">
          <draw:page-thumbnail draw:style-name="gr3" draw:layer="layout" svg:width="43.992cm" svg:height="32.994cm" svg:x="-21.996cm" svg:y="-14.478cm" draw:page-number="5" presentation:class="page"/>
          <draw:frame presentation:style-name="pr11" draw:text-style-name="P9" draw:layer="layout" svg:width="16.79cm" svg:height="13.365cm" svg:x="2.098cm" svg:y="14.107cm" presentation:class="notes" presentation:placeholder="true" presentation:user-transformed="true">
            <draw:text-box/>
          </draw:frame>
        </presentation:notes>
      </draw:page>
      <draw:page draw:name="page6"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Switch Statement</text:span></text:p>
          </draw:text-box>
        </draw:frame>
        <draw:frame presentation:style-name="pr12" draw:text-style-name="P8" draw:layer="layout" svg:width="28.602cm" svg:height="12.907cm" svg:x="1.878cm" svg:y="4.484cm" presentation:class="outline" presentation:user-transformed="true">
          <draw:text-box>
            <text:list text:style-name="L4">
              <text:list-item>
                <text:p><text:span text:style-name="T6">Use the switch statement to select one of many blocks of code to be executed.</text:span></text:p>
                <text:list>
                  <text:list-item>
                    <text:p><text:span text:style-name="T6">switch(expression) {</text:span></text:p>
                  </text:list-item>
                  <text:list-item>
                    <text:p><text:span text:style-name="T6"><text:s text:c="4"/></text:span><text:span text:style-name="T6">case n:</text:span></text:p>
                  </text:list-item>
                  <text:list-item>
                    <text:p><text:span text:style-name="T6"><text:s text:c="8"/></text:span><text:span text:style-name="T6">//code block</text:span></text:p>
                  </text:list-item>
                  <text:list-item>
                    <text:p><text:span text:style-name="T6"><text:s text:c="8"/></text:span><text:span text:style-name="T6">break;</text:span></text:p>
                  </text:list-item>
                  <text:list-item>
                    <text:p><text:span text:style-name="T6"><text:s text:c="4"/></text:span><text:span text:style-name="T6">case n2:</text:span></text:p>
                  </text:list-item>
                  <text:list-item>
                    <text:p><text:span text:style-name="T6"><text:s text:c="8"/></text:span><text:span text:style-name="T6">//code block</text:span></text:p>
                  </text:list-item>
                  <text:list-item>
                    <text:p><text:span text:style-name="T6"><text:s text:c="8"/></text:span><text:span text:style-name="T6">break;</text:span></text:p>
                  </text:list-item>
                  <text:list-item>
                    <text:p><text:span text:style-name="T6"><text:s text:c="4"/></text:span><text:span text:style-name="T6">default:</text:span></text:p>
                  </text:list-item>
                  <text:list-item>
                    <text:p><text:span text:style-name="T6"><text:s text:c="8"/></text:span><text:span text:style-name="T6">//default code block</text:span></text:p>
                  </text:list-item>
                  <text:list-item>
                    <text:p><text:span text:style-name="T6">}</text:span></text:p>
                  </text:list-item>
                </text:list>
                <text:p><text:span text:style-name="T5"/></text:p>
              </text:list-item>
            </text:list>
          </draw:text-box>
        </draw:frame>
        <presentation:notes draw:style-name="dp4" presentation:use-date-time-name="dtd1">
          <draw:page-thumbnail draw:style-name="gr3" draw:layer="layout" svg:width="43.992cm" svg:height="32.994cm" svg:x="-21.996cm" svg:y="-14.478cm" draw:page-number="6" presentation:class="page"/>
          <draw:frame presentation:style-name="pr13" draw:text-style-name="P9" draw:layer="layout" svg:width="16.79cm" svg:height="13.365cm" svg:x="2.098cm" svg:y="14.107cm" presentation:class="notes" presentation:placeholder="true" presentation:user-transformed="true">
            <draw:text-box/>
          </draw:frame>
        </presentation:notes>
      </draw:page>
      <draw:page draw:name="page7"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Switch Statement (cont.)</text:span></text:p>
          </draw:text-box>
        </draw:frame>
        <draw:frame presentation:style-name="pr14" draw:text-style-name="P8" draw:layer="layout" svg:width="28.602cm" svg:height="13.358cm" svg:x="1.878cm" svg:y="4.484cm" presentation:class="outline" presentation:user-transformed="true">
          <draw:text-box>
            <text:list text:style-name="L4">
              <text:list-item>
                <text:p><text:span text:style-name="T5">This is how it works:</text:span></text:p>
                <text:list>
                  <text:list-item>
                    <text:p><text:span text:style-name="T6">The switch expression is evaluated once.</text:span></text:p>
                  </text:list-item>
                  <text:list-item>
                    <text:p><text:span text:style-name="T6">The value of the expression is compared with the values of each case.</text:span></text:p>
                  </text:list-item>
                  <text:list-item>
                    <text:p><text:span text:style-name="T6">If there is a match, the associated block of code is executed.</text:span></text:p>
                  </text:list-item>
                </text:list>
              </text:list-item>
              <text:list-item>
                <text:p><text:span text:style-name="T5">When the JavaScript code interpreter reaches a break keyword, it breaks out of the switch block.</text:span></text:p>
              </text:list-item>
              <text:list-item>
                <text:p><text:span text:style-name="T5">When a match is found, and the job is done, it's time for a break. There is no need for more testing.</text:span></text:p>
              </text:list-item>
              <text:list-item>
                <text:p><text:span text:style-name="T5">The </text:span><text:span text:style-name="T8">default</text:span><text:span text:style-name="T5"> keyword specifies the code to run if there is no case match.</text:span></text:p>
              </text:list-item>
              <text:list-item>
                <text:p><text:span text:style-name="T5">Sometimes, in a switch block, you will want different cases to use the same code, or fall-through to a common default. Cases can share the same code block, and that the default case does not have to be the last case in a switch block.</text:span></text:p>
              </text:list-item>
            </text:list>
          </draw:text-box>
        </draw:frame>
        <presentation:notes draw:style-name="dp4" presentation:use-date-time-name="dtd1">
          <draw:page-thumbnail draw:style-name="gr3" draw:layer="layout" svg:width="43.992cm" svg:height="32.994cm" svg:x="-21.996cm" svg:y="-14.478cm" draw:page-number="7" presentation:class="page"/>
          <draw:frame presentation:style-name="pr15" draw:text-style-name="P9" draw:layer="layout" svg:width="16.79cm" svg:height="13.365cm" svg:x="2.098cm" svg:y="14.107cm" presentation:class="notes" presentation:placeholder="true" presentation:user-transformed="true">
            <draw:text-box/>
          </draw:frame>
        </presentation:notes>
      </draw:page>
      <draw:page draw:name="page8" draw:style-name="dp3" draw:master-page-name="Default" presentation:presentation-page-layout-name="AL1T0" presentation:use-date-time-name="dtd1">
        <draw:frame draw:style-name="gr2" draw:text-style-name="P7" draw:layer="layout" svg:width="28.14cm" svg:height="1.644cm" svg:x="2.34cm" svg:y="1.399cm">
          <draw:text-box>
            <text:p text:style-name="P6"><text:span text:style-name="T3">JavaScript For Loop </text:span></text:p>
          </draw:text-box>
        </draw:frame>
        <draw:frame presentation:style-name="pr16" draw:text-style-name="P8" draw:layer="layout" svg:width="28.602cm" svg:height="13.727cm" svg:x="1.878cm" svg:y="4.484cm" presentation:class="outline" presentation:user-transformed="true">
          <draw:text-box>
            <text:list text:style-name="L4">
              <text:list-item>
                <text:p><text:span text:style-name="T5">Loops are handy, if you want to run the same code over and over again, each time with a different value. Often this is the case when working with arrays.</text:span></text:p>
              </text:list-item>
              <text:list-item>
                <text:p><text:span text:style-name="T5">JavaScript supports different kinds of loops:</text:span></text:p>
                <text:list>
                  <text:list-item>
                    <text:p><text:span text:style-name="T6">for - loops through a block of code a number of times</text:span></text:p>
                  </text:list-item>
                  <text:list-item>
                    <text:p><text:span text:style-name="T6">for/in - loops through the properties of an object</text:span></text:p>
                  </text:list-item>
                  <text:list-item>
                    <text:p><text:span text:style-name="T6">while - loops through a block of code while a specified condition is true</text:span></text:p>
                  </text:list-item>
                  <text:list-item>
                    <text:p><text:span text:style-name="T6">do/while - also loops through a block of code while a specified condition is true</text:span></text:p>
                  </text:list-item>
                </text:list>
              </text:list-item>
              <text:list-item>
                <text:p><text:span text:style-name="T5">The for loop is often the tool you will use when you want to create a loop. The for loop has the following syntax:</text:span></text:p>
                <text:list>
                  <text:list-item>
                    <text:p><text:span text:style-name="T5">for (statement 1; statement 2; statement 3) {</text:span></text:p>
                    <text:p><text:span text:style-name="T5"><text:s text:c="4"/></text:span><text:span text:style-name="T5">//code block to be executed</text:span></text:p>
                    <text:p><text:span text:style-name="T5">}</text:span></text:p>
                  </text:list-item>
                </text:list>
              </text:list-item>
            </text:list>
          </draw:text-box>
        </draw:frame>
        <presentation:notes draw:style-name="dp4" presentation:use-date-time-name="dtd1">
          <draw:page-thumbnail draw:style-name="gr3" draw:layer="layout" svg:width="43.992cm" svg:height="32.994cm" svg:x="-21.996cm" svg:y="-14.478cm" draw:page-number="8" presentation:class="page"/>
          <draw:frame presentation:style-name="pr17" draw:text-style-name="P9" draw:layer="layout" svg:width="16.79cm" svg:height="13.365cm" svg:x="2.098cm" svg:y="14.107cm" presentation:class="notes" presentation:placeholder="true" presentation:user-transformed="true">
            <draw:text-box/>
          </draw:frame>
        </presentation:notes>
      </draw:page>
      <draw:page draw:name="page9" draw:style-name="dp3" draw:master-page-name="Default" presentation:presentation-page-layout-name="AL1T0" presentation:use-date-time-name="dtd1">
        <draw:frame draw:style-name="gr2" draw:text-style-name="P7" draw:layer="layout" svg:width="28.14cm" svg:height="1.644cm" svg:x="2.34cm" svg:y="1.399cm">
          <draw:text-box>
            <text:p text:style-name="P6"><text:span text:style-name="T3">JavaScript For Loop <text:s/>(cont.)</text:span></text:p>
          </draw:text-box>
        </draw:frame>
        <draw:frame presentation:style-name="pr18" draw:text-style-name="P8" draw:layer="layout" svg:width="28.602cm" svg:height="13.993cm" svg:x="1.878cm" svg:y="4.484cm" presentation:class="outline" presentation:user-transformed="true">
          <draw:text-box>
            <text:list text:style-name="L4">
              <text:list-item>
                <text:p><text:span text:style-name="T5">Example: for (i = 0; i &lt; 5; i++) { text += "Number is " + i +"&lt;br&gt;";}</text:span></text:p>
              </text:list-item>
              <text:list-item>
                <text:p><text:span text:style-name="T5">Normally you will use statement 1 to initiate the variable used in the loop (var i = 0). This is not always the case, JavaScript doesn't care. Statement 1 is optional.</text:span></text:p>
              </text:list-item>
              <text:list-item>
                <text:p><text:span text:style-name="T5">Often statement 2 is used to evaluate the condition of the initial variable. This is not always the case, JavaScript doesn't care. Statement 2 is also optional.</text:span></text:p>
                <text:list>
                  <text:list-item>
                    <text:p><text:span text:style-name="T6">If you omit statement 2, you must provide a break inside the loop. Otherwise the loop will never end.</text:span></text:p>
                  </text:list-item>
                </text:list>
              </text:list-item>
              <text:list-item>
                <text:p><text:span text:style-name="T5">Statement 3 can do anything like negative increment (i--), or larger increment (i = i + 15), or anything else.</text:span></text:p>
              </text:list-item>
              <text:list-item>
                <text:p><text:span text:style-name="T5">Statement 3 can also be omitted (like when you increment your values inside the loop).</text:span></text:p>
              </text:list-item>
              <text:list-item>
                <text:p><text:span text:style-name="T5">The JavaScript </text:span><text:span text:style-name="T8">for/in</text:span><text:span text:style-name="T5"> statement loops through the properties of an object:</text:span><text:span text:style-name="T5"><text:tab/></text:span><text:span text:style-name="T5">for (x in carName) {text += carName[x];}</text:span></text:p>
              </text:list-item>
            </text:list>
          </draw:text-box>
        </draw:frame>
        <presentation:notes draw:style-name="dp4" presentation:use-date-time-name="dtd1">
          <draw:page-thumbnail draw:style-name="gr3" draw:layer="layout" svg:width="43.992cm" svg:height="32.994cm" svg:x="-21.996cm" svg:y="-14.478cm" draw:page-number="9" presentation:class="page"/>
          <draw:frame presentation:style-name="pr19" draw:text-style-name="P9" draw:layer="layout" svg:width="16.79cm" svg:height="13.365cm" svg:x="2.098cm" svg:y="14.107cm" presentation:class="notes" presentation:placeholder="true" presentation:user-transformed="true">
            <draw:text-box/>
          </draw:frame>
        </presentation:notes>
      </draw:page>
      <draw:page draw:name="page10" draw:style-name="dp3" draw:master-page-name="Default" presentation:presentation-page-layout-name="AL1T0" presentation:use-date-time-name="dtd1">
        <draw:frame draw:style-name="gr2" draw:text-style-name="P7" draw:layer="layout" svg:width="28.14cm" svg:height="1.644cm" svg:x="2.34cm" svg:y="1.399cm">
          <draw:text-box>
            <text:p text:style-name="P6"><text:span text:style-name="T3">JavaScript While Loop</text:span></text:p>
          </draw:text-box>
        </draw:frame>
        <draw:frame presentation:style-name="pr20" draw:text-style-name="P8" draw:layer="layout" svg:width="28.602cm" svg:height="13.257cm" svg:x="1.878cm" svg:y="4.484cm" presentation:class="outline" presentation:user-transformed="true">
          <draw:text-box>
            <text:list text:style-name="L4">
              <text:list-item>
                <text:p><text:span text:style-name="T5">The while loop loops through a block of code as long as a specified condition is true. Syntax:</text:span></text:p>
                <text:list>
                  <text:list-item>
                    <text:p><text:span text:style-name="T6">while (condition) {</text:span></text:p>
                    <text:p><text:span text:style-name="T6"><text:s text:c="4"/></text:span><text:span text:style-name="T6">//code block to be executed</text:span></text:p>
                    <text:p><text:span text:style-name="T6">}</text:span></text:p>
                  </text:list-item>
                  <text:list-item>
                    <text:p><text:span text:style-name="T6">Example: </text:span><text:span text:style-name="T6"><text:line-break/></text:span><text:span text:style-name="T6">while (i &lt; 10) {</text:span></text:p>
                    <text:p><text:span text:style-name="T6">text += "Number is " + i;</text:span></text:p>
                    <text:p><text:span text:style-name="T6">i++; }</text:span></text:p>
                  </text:list-item>
                </text:list>
              </text:list-item>
              <text:list-item>
                <text:p><text:span text:style-name="T5">If you forget to increase the variable used in the condition, the loop will never end. This will crash your browser.</text:span></text:p>
              </text:list-item>
              <text:list-item>
                <text:p><text:span text:style-name="T5">The do/while loop is a variant of the while loop. This loop will execute the code block once, before checking if the condition is true, then it will repeat the loop as long as the condition is true.</text:span></text:p>
              </text:list-item>
            </text:list>
          </draw:text-box>
        </draw:frame>
        <presentation:notes draw:style-name="dp4" presentation:use-date-time-name="dtd1">
          <draw:page-thumbnail draw:style-name="gr3" draw:layer="layout" svg:width="43.992cm" svg:height="32.994cm" svg:x="-21.996cm" svg:y="-14.478cm" draw:page-number="10" presentation:class="page"/>
          <draw:frame presentation:style-name="pr21" draw:text-style-name="P9" draw:layer="layout" svg:width="16.79cm" svg:height="13.365cm" svg:x="2.098cm" svg:y="14.107cm" presentation:class="notes" presentation:placeholder="true" presentation:user-transformed="true">
            <draw:text-box/>
          </draw:frame>
        </presentation:notes>
      </draw:page>
      <draw:page draw:name="page11" draw:style-name="dp3" draw:master-page-name="Default" presentation:presentation-page-layout-name="AL1T0" presentation:use-date-time-name="dtd1">
        <draw:frame draw:style-name="gr2" draw:text-style-name="P7" draw:layer="layout" svg:width="28.14cm" svg:height="1.644cm" svg:x="2.34cm" svg:y="1.399cm">
          <draw:text-box>
            <text:p text:style-name="P6"><text:span text:style-name="T3">JavaScript While Loop</text:span></text:p>
          </draw:text-box>
        </draw:frame>
        <draw:frame presentation:style-name="pr22" draw:text-style-name="P8" draw:layer="layout" svg:width="28.602cm" svg:height="11.849cm" svg:x="1.878cm" svg:y="4.484cm" presentation:class="outline" presentation:user-transformed="true">
          <draw:text-box>
            <text:list text:style-name="L4">
              <text:list-item>
                <text:p><text:span text:style-name="T5">Do/While Loop Syntax:</text:span></text:p>
                <text:list>
                  <text:list-item>
                    <text:p><text:span text:style-name="T5">do {</text:span></text:p>
                    <text:p><text:span text:style-name="T5"><text:s text:c="4"/></text:span><text:span text:style-name="T5">//code block to be executed</text:span></text:p>
                    <text:p><text:span text:style-name="T5">}</text:span></text:p>
                    <text:p><text:span text:style-name="T5">while (condition);</text:span></text:p>
                  </text:list-item>
                </text:list>
              </text:list-item>
              <text:list-item>
                <text:p><text:span text:style-name="T5">If you have read the previous chapter, about the for loop, you will discover that a while loop is much the same as a for loop, with statement 1 and statement 3 omitted.</text:span></text:p>
                <text:list>
                  <text:list-item>
                    <text:p><text:span text:style-name="T5">A for loop is easier to use when you're clearly counting from one thing to another.</text:span></text:p>
                  </text:list-item>
                  <text:list-item>
                    <text:p><text:span text:style-name="T5">A while loop is better when you don't know how long something is going to run for.</text:span></text:p>
                  </text:list-item>
                </text:list>
              </text:list-item>
            </text:list>
          </draw:text-box>
        </draw:frame>
        <presentation:notes draw:style-name="dp4" presentation:use-date-time-name="dtd1">
          <draw:page-thumbnail draw:style-name="gr3" draw:layer="layout" svg:width="43.992cm" svg:height="32.994cm" svg:x="-21.996cm" svg:y="-14.478cm" draw:page-number="11" presentation:class="page"/>
          <draw:frame presentation:style-name="pr23" draw:text-style-name="P9" draw:layer="layout" svg:width="16.79cm" svg:height="13.365cm" svg:x="2.098cm" svg:y="14.107cm" presentation:class="notes" presentation:placeholder="true" presentation:user-transformed="true">
            <draw:text-box/>
          </draw:frame>
        </presentation:notes>
      </draw:page>
      <draw:page draw:name="page12" draw:style-name="dp3" draw:master-page-name="Default" presentation:presentation-page-layout-name="AL1T0" presentation:use-date-time-name="dtd1">
        <draw:frame draw:style-name="gr2" draw:text-style-name="P7" draw:layer="layout" svg:width="28.14cm" svg:height="1.644cm" svg:x="2.34cm" svg:y="1.399cm">
          <draw:text-box>
            <text:p text:style-name="P6"><text:span text:style-name="T3">JavaScript Break and Continue </text:span></text:p>
          </draw:text-box>
        </draw:frame>
        <draw:frame presentation:style-name="pr24" draw:text-style-name="P8" draw:layer="layout" svg:width="28.602cm" svg:height="14.695cm" svg:x="1.878cm" svg:y="4.084cm" presentation:class="outline" presentation:user-transformed="true">
          <draw:text-box>
            <text:list text:style-name="L4">
              <text:list-item>
                <text:p><text:span text:style-name="T5">The break statement breaks the loop and continues executing the code after the loop.</text:span></text:p>
              </text:list-item>
              <text:list-item>
                <text:p><text:span text:style-name="T5">The continue statement breaks one iteration (in the loop), if a specified condition occurs, and continues with the next iteration in the loop.</text:span></text:p>
              </text:list-item>
              <text:list-item>
                <text:p><text:span text:style-name="T5">JavaScript statements can be labeled.</text:span></text:p>
                <text:list>
                  <text:list-item>
                    <text:p><text:span text:style-name="T6">To label JavaScript statements you precede the statements with a label name and a colon: </text:span></text:p>
                    <text:list>
                      <text:list-item>
                        <text:p><text:span text:style-name="T6">label:</text:span></text:p>
                        <text:p><text:span text:style-name="T6">statements;</text:span></text:p>
                      </text:list-item>
                    </text:list>
                  </text:list-item>
                  <text:list-item>
                    <text:p><text:span text:style-name="T6">The break and the continue statements are the only JavaScript statements that can "jump out of" a code block: break labelname;continue labelname;</text:span></text:p>
                  </text:list-item>
                </text:list>
              </text:list-item>
              <text:list-item>
                <text:p><text:span text:style-name="T6">The continue statement (with or without a label reference) can only be used inside a loop.</text:span></text:p>
              </text:list-item>
              <text:list-item>
                <text:p><text:span text:style-name="T6">The break statement, without a label reference, can only be used </text:span><text:span text:style-name="T6"><text:line-break/></text:span><text:span text:style-name="T6">inside a loop or a switch.</text:span></text:p>
              </text:list-item>
            </text:list>
          </draw:text-box>
        </draw:frame>
        <presentation:notes draw:style-name="dp4" presentation:use-date-time-name="dtd1">
          <draw:page-thumbnail draw:style-name="gr3" draw:layer="layout" svg:width="43.992cm" svg:height="32.994cm" svg:x="-21.996cm" svg:y="-14.478cm" draw:page-number="12" presentation:class="page"/>
          <draw:frame presentation:style-name="pr25" draw:text-style-name="P9" draw:layer="layout" svg:width="16.79cm" svg:height="13.365cm" svg:x="2.098cm" svg:y="14.107cm" presentation:class="notes" presentation:placeholder="true" presentation:user-transformed="true">
            <draw:text-box/>
          </draw:frame>
        </presentation:notes>
      </draw:page>
      <draw:page draw:name="page13" draw:style-name="dp3" draw:master-page-name="Default" presentation:presentation-page-layout-name="AL1T0" presentation:use-date-time-name="dtd1">
        <draw:frame draw:style-name="gr2" draw:text-style-name="P7" draw:layer="layout" svg:width="28.14cm" svg:height="1.644cm" svg:x="2.34cm" svg:y="1.399cm">
          <draw:text-box>
            <text:p text:style-name="P6"><text:span text:style-name="T3">Errors - Throw and Try to Catch </text:span></text:p>
          </draw:text-box>
        </draw:frame>
        <draw:frame presentation:style-name="pr26" draw:text-style-name="P8" draw:layer="layout" svg:width="28.602cm" svg:height="14.235cm" svg:x="1.878cm" svg:y="4.484cm" presentation:class="outline" presentation:user-transformed="true">
          <draw:text-box>
            <text:list text:style-name="L4">
              <text:list-item>
                <text:p><text:span text:style-name="T5">When the JavaScript engine is executing JavaScript code, different errors can occur:</text:span></text:p>
                <text:list>
                  <text:list-item>
                    <text:p><text:span text:style-name="T6">It can be syntax errors, typically coding errors made by the programmer.</text:span></text:p>
                  </text:list-item>
                  <text:list-item>
                    <text:p><text:span text:style-name="T6">It can be misspelled or missing features in the language (maybe due to browser differences).</text:span></text:p>
                  </text:list-item>
                  <text:list-item>
                    <text:p><text:span text:style-name="T6">It can be errors due to wrong input, from a user, or from an Internet server.</text:span></text:p>
                  </text:list-item>
                  <text:list-item>
                    <text:p><text:span text:style-name="T6">And, of course, it can be many other unforeseeable things.</text:span></text:p>
                  </text:list-item>
                </text:list>
              </text:list-item>
              <text:list-item>
                <text:p><text:span text:style-name="T5">When an error occurs, when something goes wrong, the JavaScript engine will normally stop, and generate an error message.</text:span></text:p>
              </text:list-item>
              <text:list-item>
                <text:p><text:span text:style-name="T5">The technical term for this is: JavaScript will </text:span><text:span text:style-name="T8">throw</text:span><text:span text:style-name="T5"> an error.</text:span></text:p>
              </text:list-item>
              <text:list-item>
                <text:p><text:span text:style-name="T5">The </text:span><text:span text:style-name="T8">try</text:span><text:span text:style-name="T5"> statement allows you to define a block of code to be tested for errors while it is being executed.</text:span></text:p>
              </text:list-item>
              <text:list-item>
                <text:p><text:span text:style-name="T5">The </text:span><text:span text:style-name="T8">catch</text:span><text:span text:style-name="T5"> statement allows you to define a block of code to be executed, if an error occurs in the try block.</text:span></text:p>
              </text:list-item>
            </text:list>
          </draw:text-box>
        </draw:frame>
        <presentation:notes draw:style-name="dp4" presentation:use-date-time-name="dtd1">
          <draw:page-thumbnail draw:style-name="gr3" draw:layer="layout" svg:width="43.992cm" svg:height="32.994cm" svg:x="-21.996cm" svg:y="-14.478cm" draw:page-number="13" presentation:class="page"/>
          <draw:frame presentation:style-name="pr27" draw:text-style-name="P9" draw:layer="layout" svg:width="16.79cm" svg:height="13.365cm" svg:x="2.098cm" svg:y="14.107cm" presentation:class="notes" presentation:placeholder="true" presentation:user-transformed="true">
            <draw:text-box/>
          </draw:frame>
        </presentation:notes>
      </draw:page>
      <draw:page draw:name="page14" draw:style-name="dp3" draw:master-page-name="Default" presentation:presentation-page-layout-name="AL1T0" presentation:use-date-time-name="dtd1">
        <draw:frame draw:style-name="gr2" draw:text-style-name="P7" draw:layer="layout" svg:width="28.14cm" svg:height="1.644cm" svg:x="2.34cm" svg:y="1.399cm">
          <draw:text-box>
            <text:p text:style-name="P6"><text:span text:style-name="T3">Errors - Throw and Try to Catch (cont.)</text:span></text:p>
          </draw:text-box>
        </draw:frame>
        <draw:frame presentation:style-name="pr28" draw:text-style-name="P8" draw:layer="layout" svg:width="28.602cm" svg:height="14.015cm" svg:x="1.878cm" svg:y="4.484cm" presentation:class="outline" presentation:user-transformed="true">
          <draw:text-box>
            <text:list text:style-name="L4">
              <text:list-item>
                <text:p><text:span text:style-name="T5">The JavaScript statements try and catch come in pairs:</text:span></text:p>
                <text:list>
                  <text:list-item>
                    <text:p><text:span text:style-name="T6">try {</text:span></text:p>
                    <text:p><text:span text:style-name="T6"><text:s text:c="4"/></text:span><text:span text:style-name="T6">//Block of code to try</text:span></text:p>
                    <text:p><text:span text:style-name="T6">}</text:span></text:p>
                    <text:p><text:span text:style-name="T6">catch(err) {</text:span></text:p>
                    <text:p><text:span text:style-name="T6"><text:s text:c="4"/></text:span><text:span text:style-name="T6">//Block of code to handle errors</text:span></text:p>
                    <text:p><text:span text:style-name="T6">}</text:span></text:p>
                  </text:list-item>
                </text:list>
              </text:list-item>
              <text:list-item>
                <text:p><text:span text:style-name="T5">The catch block catches the error in the try block, and executes code to handle it.</text:span></text:p>
              </text:list-item>
              <text:list-item>
                <text:p><text:span text:style-name="T5">The throw statement allows you to create a custom error. The correct technical term is to create or </text:span><text:span text:style-name="T8">throw an exception</text:span><text:span text:style-name="T5">.</text:span></text:p>
              </text:list-item>
              <text:list-item>
                <text:p><text:span text:style-name="T5">If you use the throw statement together with try and catch, you can control program flow and generate custom error messages.</text:span></text:p>
              </text:list-item>
              <text:list-item>
                <text:p><text:span text:style-name="T5">Syntax:</text:span><text:span text:style-name="T5"><text:tab/></text:span><text:span text:style-name="T5">throw exception</text:span></text:p>
              </text:list-item>
            </text:list>
          </draw:text-box>
        </draw:frame>
        <presentation:notes draw:style-name="dp4" presentation:use-date-time-name="dtd1">
          <draw:page-thumbnail draw:style-name="gr3" draw:layer="layout" svg:width="43.992cm" svg:height="32.994cm" svg:x="-21.996cm" svg:y="-14.478cm" draw:page-number="14" presentation:class="page"/>
          <draw:frame presentation:style-name="pr29" draw:text-style-name="P9" draw:layer="layout" svg:width="16.79cm" svg:height="13.365cm" svg:x="2.098cm" svg:y="14.107cm" presentation:class="notes" presentation:placeholder="true" presentation:user-transformed="true">
            <draw:text-box/>
          </draw:frame>
        </presentation:notes>
      </draw:page>
      <draw:page draw:name="page15" draw:style-name="dp3" draw:master-page-name="Default" presentation:presentation-page-layout-name="AL1T0" presentation:use-date-time-name="dtd1">
        <draw:frame draw:style-name="gr2" draw:text-style-name="P7" draw:layer="layout" svg:width="28.14cm" svg:height="1.644cm" svg:x="2.34cm" svg:y="1.399cm">
          <draw:text-box>
            <text:p text:style-name="P6"><text:span text:style-name="T3">JavaScript Regular Expressions </text:span></text:p>
          </draw:text-box>
        </draw:frame>
        <draw:frame presentation:style-name="pr30" draw:text-style-name="P8" draw:layer="layout" svg:width="28.602cm" svg:height="13.41cm" svg:x="1.878cm" svg:y="4.484cm" presentation:class="outline" presentation:user-transformed="true">
          <draw:text-box>
            <text:list text:style-name="L4">
              <text:list-item>
                <text:p><text:span text:style-name="T5">A regular expression is a sequence of characters that forms a search pattern.</text:span></text:p>
              </text:list-item>
              <text:list-item>
                <text:p><text:span text:style-name="T5">When you search for data in a text, you can use this search pattern to describe what you are searching for.</text:span></text:p>
              </text:list-item>
              <text:list-item>
                <text:p><text:span text:style-name="T5">A regular expression can be a single character, or a more complicated pattern. Regular expressions can be used to perform all types of text search and text replace operations.</text:span></text:p>
              </text:list-item>
              <text:list-item>
                <text:p><text:span text:style-name="T5">Syntax:</text:span><text:span text:style-name="T5"><text:tab/></text:span><text:span text:style-name="T5">/pattern/modifiers;</text:span><text:span text:style-name="T5"><text:tab/></text:span><text:span text:style-name="T5"><text:tab/></text:span><text:span text:style-name="T5">Example:</text:span><text:span text:style-name="T5"><text:tab/></text:span><text:span text:style-name="T5">var patt = /sometext/i</text:span></text:p>
              </text:list-item>
              <text:list-item>
                <text:p><text:span text:style-name="T5">In JavaScript, regular expressions are often used with the two string methods: search() and replace().</text:span></text:p>
                <text:list>
                  <text:list-item>
                    <text:p><text:span text:style-name="T6">var num = str.search(/google/i);</text:span></text:p>
                  </text:list-item>
                  <text:list-item>
                    <text:p><text:span text:style-name="T6">Use a regular expression to do a case-insensitive search for "google" in a string:</text:span></text:p>
                  </text:list-item>
                </text:list>
                <text:p><text:span text:style-name="T5"/></text:p>
              </text:list-item>
            </text:list>
          </draw:text-box>
        </draw:frame>
        <presentation:notes draw:style-name="dp4" presentation:use-date-time-name="dtd1">
          <draw:page-thumbnail draw:style-name="gr3" draw:layer="layout" svg:width="43.992cm" svg:height="32.994cm" svg:x="-21.996cm" svg:y="-14.478cm" draw:page-number="15" presentation:class="page"/>
          <draw:frame presentation:style-name="pr31" draw:text-style-name="P9" draw:layer="layout" svg:width="16.79cm" svg:height="13.365cm" svg:x="2.098cm" svg:y="14.107cm" presentation:class="notes" presentation:placeholder="true" presentation:user-transformed="true">
            <draw:text-box/>
          </draw:frame>
        </presentation:notes>
      </draw:page>
      <draw:page draw:name="page16" draw:style-name="dp3" draw:master-page-name="Default" presentation:presentation-page-layout-name="AL1T0" presentation:use-date-time-name="dtd1">
        <draw:frame draw:style-name="gr2" draw:text-style-name="P7" draw:layer="layout" svg:width="28.14cm" svg:height="1.644cm" svg:x="2.34cm" svg:y="1.399cm">
          <draw:text-box>
            <text:p text:style-name="P6"><text:span text:style-name="T3">JavaScript Regular Expressions (cont.)</text:span></text:p>
          </draw:text-box>
        </draw:frame>
        <draw:frame presentation:style-name="pr32" draw:text-style-name="P8" draw:layer="layout" svg:width="28.602cm" svg:height="13.874cm" svg:x="1.878cm" svg:y="4.484cm" presentation:class="outline" presentation:user-transformed="true">
          <draw:text-box>
            <text:list text:style-name="L4">
              <text:list-item>
                <text:p><text:span text:style-name="T5">Modifiers can be used to perform case-insensitive more global searches:</text:span><text:span text:style-name="T5"><text:tab/></text:span></text:p>
                <text:list>
                  <text:list-item>
                    <text:p><text:span text:style-name="T6">i</text:span><text:span text:style-name="T6"><text:tab/></text:span><text:span text:style-name="T6"> -</text:span><text:span text:style-name="T6"><text:tab/></text:span><text:span text:style-name="T6">Perform case-insensitive matching</text:span></text:p>
                  </text:list-item>
                  <text:list-item>
                    <text:p><text:span text:style-name="T6">g -</text:span><text:span text:style-name="T6"><text:tab/></text:span><text:span text:style-name="T6">Perform a global match (find all matches rather than stopping after the first match)</text:span></text:p>
                  </text:list-item>
                  <text:list-item>
                    <text:p><text:span text:style-name="T6">m-</text:span><text:span text:style-name="T6"><text:tab/></text:span><text:span text:style-name="T6">Perform multiline matching</text:span></text:p>
                  </text:list-item>
                </text:list>
              </text:list-item>
              <text:list-item>
                <text:p><text:span text:style-name="T5">Regular expression patterns</text:span></text:p>
                <text:list>
                  <text:list-item>
                    <text:p><text:span text:style-name="T6">Brackets are used to find a range of characters: [abc], [0-9], [x|y]</text:span></text:p>
                  </text:list-item>
                  <text:list-item>
                    <text:p><text:span text:style-name="T6">Metacharacters are characters with a special meaning: \d, \s, \b</text:span></text:p>
                  </text:list-item>
                  <text:list-item>
                    <text:p><text:span text:style-name="T6">Quantifiers define quantities: n+, n*, n?</text:span></text:p>
                  </text:list-item>
                </text:list>
              </text:list-item>
              <text:list-item>
                <text:p><text:span text:style-name="T5">The exec() method is a RegExp expression method.</text:span></text:p>
                <text:list>
                  <text:list-item>
                    <text:p><text:span text:style-name="T5">It searches a string for a specified pattern, and returns the found text.</text:span></text:p>
                  </text:list-item>
                  <text:list-item>
                    <text:p><text:span text:style-name="T5">If no match is found, it returns null.</text:span></text:p>
                  </text:list-item>
                </text:list>
              </text:list-item>
            </text:list>
          </draw:text-box>
        </draw:frame>
        <presentation:notes draw:style-name="dp4" presentation:use-date-time-name="dtd1">
          <draw:page-thumbnail draw:style-name="gr3" draw:layer="layout" svg:width="43.992cm" svg:height="32.994cm" svg:x="-21.996cm" svg:y="-14.478cm" draw:page-number="16" presentation:class="page"/>
          <draw:frame presentation:style-name="pr33" draw:text-style-name="P9" draw:layer="layout" svg:width="16.79cm" svg:height="13.365cm" svg:x="2.098cm" svg:y="14.107cm" presentation:class="notes" presentation:placeholder="true" presentation:user-transformed="true">
            <draw:text-box/>
          </draw:frame>
        </presentation:notes>
      </draw:page>
      <draw:page draw:name="page17" draw:style-name="dp3" draw:master-page-name="Default" presentation:presentation-page-layout-name="AL1T0" presentation:use-date-time-name="dtd1">
        <draw:frame draw:style-name="gr2" draw:text-style-name="P7" draw:layer="layout" svg:width="28.14cm" svg:height="1.644cm" svg:x="2.34cm" svg:y="1.399cm">
          <draw:text-box>
            <text:p text:style-name="P6"><text:span text:style-name="T3">JavaScript Hoisting </text:span></text:p>
          </draw:text-box>
        </draw:frame>
        <draw:frame presentation:style-name="pr34" draw:text-style-name="P8" draw:layer="layout" svg:width="28.602cm" svg:height="14.417cm" svg:x="1.878cm" svg:y="4.484cm" presentation:class="outline" presentation:user-transformed="true">
          <draw:text-box>
            <text:list text:style-name="L4">
              <text:list-item>
                <text:p><text:span text:style-name="T5">JavaScript Declarations are Hoisted</text:span></text:p>
              </text:list-item>
              <text:list-item>
                <text:p><text:span text:style-name="T5">In JavaScript, a variable can be declared after it has been used.</text:span></text:p>
              </text:list-item>
              <text:list-item>
                <text:p><text:span text:style-name="T5">Hoisting is JavaScript's default behavior of moving all declarations to the top of the current scope (to the top of the current script or the current function).</text:span></text:p>
              </text:list-item>
              <text:list-item>
                <text:p><text:span text:style-name="T5">JavaScript Initializations are Not Hoisted</text:span></text:p>
                <text:list>
                  <text:list-item>
                    <text:p><text:span text:style-name="T6">JavaScript only hoists declarations, not initializations.</text:span></text:p>
                  </text:list-item>
                </text:list>
              </text:list-item>
              <text:list-item>
                <text:p><text:span text:style-name="T5">Declare Your Variables At the Top !</text:span></text:p>
                <text:list>
                  <text:list-item>
                    <text:p><text:span text:style-name="T6">Hoisting is (to many developers) an unknown or overlooked behavior of JavaScript.</text:span></text:p>
                  </text:list-item>
                  <text:list-item>
                    <text:p><text:span text:style-name="T6">If a developer doesn't understand hoisting, programs may contain bugs.</text:span></text:p>
                  </text:list-item>
                  <text:list-item>
                    <text:p><text:span text:style-name="T6">To avoid bugs, always declare all variables at the beginning of every scope.</text:span></text:p>
                  </text:list-item>
                  <text:list-item>
                    <text:p><text:span text:style-name="T6">Since this is how JavaScript interprets the code, it is always a </text:span><text:span text:style-name="T6"><text:line-break/></text:span><text:span text:style-name="T6">good rule.</text:span></text:p>
                  </text:list-item>
                </text:list>
              </text:list-item>
            </text:list>
          </draw:text-box>
        </draw:frame>
        <presentation:notes draw:style-name="dp4" presentation:use-date-time-name="dtd1">
          <draw:page-thumbnail draw:style-name="gr3" draw:layer="layout" svg:width="43.992cm" svg:height="32.994cm" svg:x="-21.996cm" svg:y="-14.478cm" draw:page-number="17" presentation:class="page"/>
          <draw:frame presentation:style-name="pr35" draw:text-style-name="P9" draw:layer="layout" svg:width="16.79cm" svg:height="13.365cm" svg:x="2.098cm" svg:y="14.107cm" presentation:class="notes" presentation:placeholder="true" presentation:user-transformed="true">
            <draw:text-box/>
          </draw:frame>
        </presentation:notes>
      </draw:page>
      <draw:page draw:name="page18" draw:style-name="dp3" draw:master-page-name="Default" presentation:presentation-page-layout-name="AL1T0" presentation:use-date-time-name="dtd1">
        <draw:frame draw:style-name="gr2" draw:text-style-name="P7" draw:layer="layout" svg:width="28.14cm" svg:height="1.644cm" svg:x="2.34cm" svg:y="1.399cm">
          <draw:text-box>
            <text:p text:style-name="P6"><text:span text:style-name="T3">JavaScript Use Strict</text:span></text:p>
          </draw:text-box>
        </draw:frame>
        <draw:frame presentation:style-name="pr36" draw:text-style-name="P8" draw:layer="layout" svg:width="28.602cm" svg:height="14.189cm" svg:x="1.878cm" svg:y="4.484cm" presentation:class="outline" presentation:user-transformed="true">
          <draw:text-box>
            <text:list text:style-name="L4">
              <text:list-item>
                <text:p><text:span text:style-name="T5">The purpose of "use strict" is to indicate that the code should be executed in "strict mode".</text:span></text:p>
              </text:list-item>
              <text:list-item>
                <text:p><text:span text:style-name="T5">Strict mode is declared by adding </text:span><text:span text:style-name="T8">"use strict";</text:span><text:span text:style-name="T5"> to the beginning of a JavaScript file, or a JavaScript function.</text:span></text:p>
              </text:list-item>
              <text:list-item>
                <text:p><text:span text:style-name="T5">Strict mode changes previously accepted "bad syntax" into real errors.</text:span></text:p>
              </text:list-item>
              <text:list-item>
                <text:p><text:span text:style-name="T5">As an example, in normal JavaScript, mistyping a variable name creates a new global variable. In strict mode, this will throw an error, making it impossible to accidentally create a global variable.</text:span></text:p>
              </text:list-item>
              <text:list-item>
                <text:p><text:span text:style-name="T5">In normal JavaScript, a developer will not receive any error feedback assigning values to non-writable properties.</text:span></text:p>
              </text:list-item>
              <text:list-item>
                <text:p><text:span text:style-name="T5">In strict mode, any assignment to a non-writable property, a getter-only property, a non-existing property, a non-existing variable, or a non-existing object, will throw an error.</text:span></text:p>
              </text:list-item>
              <text:list-item>
                <text:p><text:span text:style-name="T5">Using a variable (property or object) without declaring it, is not allowed in Strict Mode.</text:span></text:p>
              </text:list-item>
            </text:list>
          </draw:text-box>
        </draw:frame>
        <presentation:notes draw:style-name="dp4" presentation:use-date-time-name="dtd1">
          <draw:page-thumbnail draw:style-name="gr3" draw:layer="layout" svg:width="43.992cm" svg:height="32.994cm" svg:x="-21.996cm" svg:y="-14.478cm" draw:page-number="18" presentation:class="page"/>
          <draw:frame presentation:style-name="pr37" draw:text-style-name="P9" draw:layer="layout" svg:width="16.79cm" svg:height="13.365cm" svg:x="2.098cm" svg:y="14.107cm" presentation:class="notes" presentation:placeholder="true" presentation:user-transformed="true">
            <draw:text-box/>
          </draw:frame>
        </presentation:notes>
      </draw:page>
      <draw:page draw:name="page19" draw:style-name="dp1" draw:master-page-name="Title1" presentation:presentation-page-layout-name="AL1T0">
        <draw:frame presentation:style-name="pr38" draw:text-style-name="P11" draw:layer="layout" svg:width="27.2cm" svg:height="3.185cm" svg:x="2.666cm" svg:y="9.775cm" presentation:class="title" presentation:user-transformed="true">
          <draw:text-box>
            <text:p text:style-name="P10"><text:span text:style-name="T1">Thank You </text:span><text:span text:style-name="T1"><text:line-break/></text:span><text:span text:style-name="T1"> </text:span></text:p>
          </draw:text-box>
        </draw:frame>
        <presentation:notes draw:style-name="dp2">
          <draw:custom-shape draw:style-name="gr1" draw:text-style-name="P5" draw:layer="layout" svg:width="13.547cm" svg:height="10.002cm" svg:x="3.391cm" svg:y="2.028cm">
            <text:p/>
            <draw:enhanced-geometry svg:viewBox="0 0 21600 21600" draw:type="mso-spt202" draw:enhanced-path="M 0 0 L 21600 0 21600 21600 0 21600 0 0 Z N"/>
          </draw:custom-shape>
          <draw:frame presentation:style-name="pr39" draw:text-style-name="P6" draw:layer="layout" svg:width="16.232cm" svg:height="11.997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lbany AMT'"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name="Transparency_20_1" draw:fill-image-width="0cm" draw:fill-image-height="0cm" draw:textarea-horizontal-align="right" draw:fit-to-contour="true" fo:padding-top="0cm" fo:padding-bottom="0cm" fo:padding-left="0cm" fo:padding-right="0cm" draw:shadow="hidden" draw:shadow-offset-x="0.305cm" draw:shadow-offset-y="0.305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family="'DejaVu Sans'" style:font-family-generic="swiss" style:font-pitch="variable" fo:font-size="10pt" fo:language="en" fo:country="US" style:language-asian="en" style:country-asian="US" style:font-family-complex="'DejaVu Sans'" style:font-family-generic-complex="swiss" style:font-pitch-complex="variable" style:font-size-complex="10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position="0% 100%" fo:font-family="Arial"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Default-outline2" style:family="presentation" style:parent-style-name="Default-outline1">
      <style:graphic-properties draw:fill-image-width="0cm" draw:fill-image-height="0cm"/>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family-asian="Arial" style:font-family-generic-asian="swiss" style:font-pitch-asian="variable" style:font-size-asian="22pt" style:font-family-complex="Arial" style:font-family-generic-complex="swiss" style:font-pitch-complex="variable" style:font-size-complex="22pt" style:font-relief="none"/>
    </style:style>
    <style:style style:name="Default-outline3" style:family="presentation" style:parent-style-name="Default-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Default-outline4" style:family="presentation" style:parent-style-name="Default-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5" style:family="presentation" style:parent-style-name="Default-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6" style:family="presentation" style:parent-style-name="Default-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7" style:family="presentation" style:parent-style-name="Default-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8" style:family="presentation" style:parent-style-name="Default-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9" style:family="presentation" style:parent-style-name="Default-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position="0% 100%" fo:font-family="'Century Gothic'"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entury Gothic'" style:font-family-generic="swiss" style:font-pitch="variable" fo:font-size="38pt" fo:font-style="normal" fo:text-shadow="none" style:text-underline-style="none" fo:font-weight="normal" style:font-family-asian="Arial" style:font-family-generic-asian="swiss" style:font-pitch-asian="variable" style:font-size-asian="38pt" style:font-style-asian="normal" style:font-weight-asian="normal" style:font-family-complex="Arial" style:font-family-generic-complex="swiss" style:font-pitch-complex="variable" style:font-size-complex="38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position="0% 100%" fo:font-family="Arial"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family-asian="Arial" style:font-family-generic-asian="swiss" style:font-pitch-asian="variable" style:font-size-asian="22pt" style:font-family-complex="Arial" style:font-family-generic-complex="swiss" style:font-pitch-complex="variable" style:font-size-complex="22pt" style:font-relief="none"/>
    </style:style>
    <style:style style:name="Title1-outline3" style:family="presentation" style:parent-style-name="Title1-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Title1-outline4" style:family="presentation" style:parent-style-name="Title1-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5" style:family="presentation" style:parent-style-name="Title1-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6" style:family="presentation" style:parent-style-name="Title1-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7" style:family="presentation" style:parent-style-name="Title1-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8" style:family="presentation" style:parent-style-name="Title1-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9" style:family="presentation" style:parent-style-name="Title1-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position="0% 100%" fo:font-family="'Century Gothic'"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entury Gothic'" style:font-family-generic="swiss" style:font-pitch="variable" fo:font-size="38pt" fo:font-style="normal" fo:text-shadow="none" style:text-underline-style="none" fo:font-weight="normal" style:font-family-asian="Arial" style:font-family-generic-asian="swiss" style:font-pitch-asian="variable" style:font-size-asian="38pt" style:font-style-asian="normal" style:font-weight-asian="normal" style:font-family-complex="Arial" style:font-family-generic-complex="swiss" style:font-pitch-complex="variable" style:font-size-complex="38pt" style:font-style-complex="normal" style:font-weight-complex="normal"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text:list-style style:name="Default_20_1-notes" style:display-name="Default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AR PL ShanHeiSun Un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AR PL ShanHeiSun Un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left="2.4cm" fo:margin-right="0cm" fo:margin-top="0cm" fo:margin-bottom="0.4cm" fo:text-indent="-0.8cm"/>
      <style:text-properties fo:font-size="28pt" style:font-size-asian="28pt" style:font-size-complex="28pt"/>
    </style:style>
    <style:style style:name="Default_20_1-outline3" style:display-name="Default 1-outline3" style:family="presentation" style:parent-style-name="Default_20_1-outline2">
      <style:paragraph-properties fo:margin-left="3.6cm" fo:margin-right="0cm" fo:margin-top="0cm" fo:margin-bottom="0.3cm" fo:text-indent="-0.6cm"/>
      <style:text-properties fo:font-size="24pt" style:font-size-asian="24pt" style:font-size-complex="24pt"/>
    </style:style>
    <style:style style:name="Default_20_1-outline4" style:display-name="Default 1-outline4" style:family="presentation" style:parent-style-name="Default_20_1-outline3">
      <style:paragraph-properties fo:margin-left="4.8cm" fo:margin-right="0cm" fo:margin-top="0cm" fo:margin-bottom="0.2cm" fo:text-indent="-0.6cm"/>
      <style:text-properties fo:font-size="20pt" style:font-size-asian="20pt" style:font-size-complex="20pt"/>
    </style:style>
    <style:style style:name="Default_20_1-outline5" style:display-name="Default 1-outline5" style:family="presentation" style:parent-style-name="Default_20_1-outline4">
      <style:paragraph-properties fo:margin-left="6cm" fo:margin-right="0cm" fo:margin-top="0cm" fo:margin-bottom="0.1cm" fo:text-indent="-0.6cm"/>
      <style:text-properties fo:font-size="20pt" style:font-size-asian="20pt" style:font-size-complex="20pt"/>
    </style:style>
    <style:style style:name="Default_20_1-outline6" style:display-name="Default 1-outline6" style:family="presentation" style:parent-style-name="Default_20_1-outline5">
      <style:paragraph-properties fo:margin-left="7.2cm" fo:margin-right="0cm" fo:margin-top="0cm" fo:margin-bottom="0.1cm" fo:text-indent="-0.6cm"/>
      <style:text-properties fo:font-size="20pt" style:font-size-asian="20pt" style:font-size-complex="20pt"/>
    </style:style>
    <style:style style:name="Default_20_1-outline7" style:display-name="Default 1-outline7" style:family="presentation" style:parent-style-name="Default_20_1-outline6">
      <style:paragraph-properties fo:margin-left="8.4cm" fo:margin-right="0cm" fo:margin-top="0cm" fo:margin-bottom="0.1cm" fo:text-indent="-0.6cm"/>
      <style:text-properties fo:font-size="20pt" style:font-size-asian="20pt" style:font-size-complex="20pt"/>
    </style:style>
    <style:style style:name="Default_20_1-outline8" style:display-name="Default 1-outline8" style:family="presentation" style:parent-style-name="Default_20_1-outline7">
      <style:paragraph-properties fo:margin-left="9.6cm" fo:margin-right="0cm" fo:margin-top="0cm" fo:margin-bottom="0.1cm" fo:text-indent="-0.6cm"/>
      <style:text-properties fo:font-size="20pt" style:font-size-asian="20pt" style:font-size-complex="20pt"/>
    </style:style>
    <style:style style:name="Default_20_1-outline9" style:display-name="Default 1-outline9" style:family="presentation" style:parent-style-name="Default_20_1-outline8">
      <style:paragraph-properties fo:margin-left="10.8cm" fo:margin-right="0cm" fo:margin-top="0cm" fo:margin-bottom="0.1cm" fo:text-indent="-0.6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AR PL ShanHeiSun Un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AR PL ShanHeiSun Un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32cm" fo:page-height="20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6.801cm, 0cm)"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Mpr1" style:family="presentation" style:parent-style-name="Default-backgroundobjects">
      <style:graphic-properties draw:stroke="none" draw:fill="none" draw:fill-color="#ffffff" draw:auto-grow-height="false" fo:min-height="1.244cm"/>
    </style:style>
    <style:style style:name="Mpr2" style:family="presentation" style:parent-style-name="Default-backgroundobjects">
      <style:graphic-properties draw:stroke="none" draw:fill="none" draw:fill-color="#ffffff" draw:auto-grow-height="false" fo:min-height="1.312cm"/>
    </style:style>
    <style:style style:name="Mpr3"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0.685cm" fo:min-width="0cm" fo:padding-top="0.13cm" fo:padding-bottom="0.13cm" fo:padding-left="0.25cm" fo:padding-right="0.25cm" fo:wrap-option="wrap" draw:shadow="hidden" draw:shadow-color="#808080"/>
    </style:style>
    <style:style style:name="Mpr4"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0.685cm" fo:min-width="0cm" fo:padding-top="0.13cm" fo:padding-bottom="0.13cm" fo:padding-left="0.25cm" fo:padding-right="0.25cm" fo:wrap-option="wrap" draw:shadow="hidden" draw:shadow-color="#808080"/>
    </style:style>
    <style:style style:name="Mpr5" style:family="presentation" style:parent-style-name="Default_20_1-backgroundobjects">
      <style:graphic-properties draw:stroke="none" draw:fill="none" draw:fill-color="#ffffff" draw:auto-grow-height="false" fo:min-height="1.38cm"/>
    </style:style>
    <style:style style:name="Mpr6" style:family="presentation" style:parent-style-name="Default_20_1-backgroundobjects">
      <style:graphic-properties draw:stroke="none" draw:fill="none" draw:fill-color="#ffffff" draw:auto-grow-height="false" fo:min-height="1.333cm"/>
    </style:style>
    <style:style style:name="Mpr7" style:family="presentation" style:parent-style-name="Default_20_1-backgroundobjects">
      <style:graphic-properties draw:stroke="none" draw:fill="none" draw:fill-color="#ffffff" draw:textarea-vertical-align="bottom" draw:auto-grow-height="false" fo:min-height="1.333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text-align="center" style:writing-mode="lr-tb"/>
      <style:text-properties fo:font-size="24pt"/>
    </style:style>
    <style:style style:name="MP6" style:family="paragraph">
      <style:paragraph-properties style:writing-mode="lr-tb"/>
    </style:style>
    <style:style style:name="MP7" style:family="paragraph">
      <style:paragraph-properties fo:text-align="center"/>
    </style:style>
    <style:style style:name="MP8" style:family="paragraph">
      <style:paragraph-properties text:enable-numbering="false" fo:margin-left="0cm" fo:margin-right="0cm" fo:line-height="100%" fo:text-align="start" fo:text-indent="0cm" style:punctuation-wrap="hanging" style:line-break="strict" style:writing-mode="lr-tb"/>
    </style:style>
    <style:style style:name="MP9" style:family="paragraph">
      <style:paragraph-properties text:enable-numbering="false" fo:margin-left="0cm" fo:margin-right="0cm" fo:line-height="100%" fo:text-align="start" fo:text-indent="0cm" style:punctuation-wrap="hanging" style:line-break="strict" style:writing-mode="lr-tb"/>
      <style:text-properties fo:font-size="14pt" fo:font-weight="normal" style:font-size-asian="14pt" style:font-weight-asian="normal" style:font-size-complex="14pt" style:font-weight-complex="normal"/>
    </style:style>
    <style:style style:name="MP10" style:family="paragraph">
      <style:paragraph-properties fo:margin-left="0cm" fo:margin-right="0cm" fo:line-height="100%" fo:text-align="start" fo:text-indent="0cm" style:punctuation-wrap="hanging" style:line-break="strict" style:writing-mode="lr-tb"/>
    </style:style>
    <style:style style:name="MP11"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fo:font-family="Symbol" style:font-pitch="variable" style:font-charset="x-symbol" fo:font-size="16pt" fo:language="en" fo:country="GB" fo:font-weight="normal" style:font-family-asian="Symbol" style:font-pitch-asian="variable" style:font-charset-asian="x-symbol" style:font-size-asian="10pt" style:font-weight-asian="normal" style:font-family-complex="Symbol" style:font-pitch-complex="variable" style:font-charset-complex="x-symbol" style:font-size-complex="10pt" style:font-weight-complex="normal"/>
    </style:style>
    <style:style style:name="MT3" style:family="text">
      <style:text-properties fo:color="#000000" fo:font-family="Albany" style:font-style-name="Standard" style:font-family-generic="swiss" style:font-pitch="variable" fo:font-size="16pt" fo:language="en" fo:country="GB" fo:font-weight="normal" style:font-family-asian="Symbol" style:font-pitch-asian="variable" style:font-charset-asian="x-symbol" style:font-size-asian="10pt" style:font-weight-asian="normal" style:font-family-complex="Symbol" style:font-pitch-complex="variable" style:font-charset-complex="x-symbol" style:font-size-complex="10pt" style:font-weight-complex="normal"/>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006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817cm" svg:height="1.332cm" svg:x="0cm" svg:y="0cm">
        <draw:text-box>
          <text:p text:style-name="MP1"><text:span text:style-name="MT1"><presentation:header/></text:span></text:p>
        </draw:text-box>
      </draw:frame>
      <draw:frame draw:style-name="Mgr1" draw:text-style-name="MP4" draw:layer="backgroundobjects" svg:width="8.817cm" svg:height="1.332cm" svg:x="11.502cm" svg:y="0cm">
        <draw:text-box>
          <text:p text:style-name="MP3"><text:span text:style-name="MT1"><presentation:date-time/></text:span></text:p>
        </draw:text-box>
      </draw:frame>
      <draw:frame draw:style-name="Mgr2" draw:text-style-name="MP2" draw:layer="backgroundobjects" svg:width="8.817cm" svg:height="1.332cm" svg:x="0cm" svg:y="25.337cm">
        <draw:text-box>
          <text:p text:style-name="MP1"><text:span text:style-name="MT1"><presentation:footer/></text:span></text:p>
        </draw:text-box>
      </draw:frame>
      <draw:frame draw:style-name="Mgr2" draw:text-style-name="MP4" draw:layer="backgroundobjects" svg:width="8.817cm" svg:height="1.332cm" svg:x="11.502cm" svg:y="25.337cm">
        <draw:text-box>
          <text:p text:style-name="MP3"><text:span text:style-name="MT1"><text:page-number>&lt;number&gt;</text:page-number></text:span></text:p>
        </draw:text-box>
      </draw:frame>
      <draw:page-thumbnail draw:layer="backgroundobjects" svg:width="7.111cm" svg:height="4.444cm" svg:x="2.032cm" svg:y="3.911cm"/>
      <draw:page-thumbnail draw:layer="backgroundobjects" svg:width="7.111cm" svg:height="4.444cm" svg:x="11.176cm" svg:y="3.911cm"/>
      <draw:page-thumbnail draw:layer="backgroundobjects" svg:width="7.111cm" svg:height="4.444cm" svg:x="2.032cm" svg:y="11.112cm"/>
      <draw:page-thumbnail draw:layer="backgroundobjects" svg:width="7.111cm" svg:height="4.444cm" svg:x="11.176cm" svg:y="11.112cm"/>
      <draw:page-thumbnail draw:layer="backgroundobjects" svg:width="7.111cm" svg:height="4.444cm" svg:x="2.032cm" svg:y="18.313cm"/>
      <draw:page-thumbnail draw:layer="backgroundobjects" svg:width="7.111cm" svg:height="4.444cm" svg:x="11.176cm" svg:y="18.313cm"/>
    </style:handout-master>
    <style:master-page style:name="Default" style:page-layout-name="PM1" draw:style-name="Mdp1">
      <draw:frame draw:style-name="Mgr3" draw:text-style-name="MP5" draw:layer="backgroundobjects" svg:width="32cm" svg:height="3.653cm" svg:x="-0.001cm" svg:y="0cm">
        <draw:image xlink:href="Pictures/10000000000003A8000001416BFAE9C4.jpg" xlink:type="simple" xlink:show="embed" xlink:actuate="onLoad">
          <text:p/>
        </draw:image>
      </draw:frame>
      <draw:frame presentation:style-name="Default-outline1" draw:layer="backgroundobjects" svg:width="28.773cm" svg:height="11.6cm" svg:x="1.599cm" svg:y="4.665cm" presentation:class="outline" presentation:placeholder="true">
        <draw:text-box/>
      </draw:frame>
      <draw:frame presentation:style-name="Default-title" draw:layer="backgroundobjects" svg:width="28.749cm" svg:height="2.867cm" svg:x="1.599cm" svg:y="0.799cm" presentation:class="title" presentation:placeholder="true">
        <draw:text-box/>
      </draw:frame>
      <draw:frame presentation:style-name="Mpr1" draw:layer="backgroundobjects" svg:width="13.198cm" svg:height="1.243cm" svg:x="1.27cm" svg:y="18.415cm" presentation:class="footer">
        <draw:text-box>
          <text:p><presentation:footer/></text:p>
        </draw:text-box>
      </draw:frame>
      <draw:custom-shape draw:style-name="Mgr4" draw:text-style-name="MP6" draw:layer="backgroundobjects" svg:width="21.334cm" svg:height="11.852cm" svg:x="5.332cm" svg:y="4.073cm">
        <text:p/>
        <draw:enhanced-geometry svg:viewBox="0 0 21600 21600" draw:type="rectangle" draw:enhanced-path="M 0 0 L 21600 0 21600 21600 0 21600 0 0 Z N"/>
      </draw:custom-shape>
      <draw:frame presentation:style-name="Mpr2" draw:text-style-name="MP1" draw:layer="backgroundobjects" svg:width="7.439cm" svg:height="1.311cm" svg:x="23.495cm" svg:y="18.374cm" presentation:class="page-number">
        <draw:text-box>
          <text:p text:style-name="MP1"><text:page-number>&lt;number&gt;</text:page-number></text:p>
        </draw:text-box>
      </draw:frame>
      <draw:frame draw:style-name="Mgr5" draw:text-style-name="MP7" draw:layer="backgroundobjects" svg:width="3.423cm" svg:height="2.437cm" svg:x="27.305cm" svg:y="17.445cm">
        <draw:image xlink:href="Pictures/100002010000061E00000559248150B9.png" xlink:type="simple" xlink:show="embed" xlink:actuate="onLoad">
          <text:p/>
        </draw:image>
      </draw:frame>
      <draw:frame presentation:style-name="Mpr3" draw:text-style-name="MP9" draw:layer="backgroundobjects" svg:width="13.198cm" svg:height="1.243cm" svg:x="1.87cm" svg:y="18.846cm">
        <draw:text-box>
          <text:p text:style-name="MP8"><text:span text:style-name="MT2"></text:span><text:span text:style-name="MT3"> </text:span><text:span text:style-name="MT3">Instigate training centre</text:span></text:p>
        </draw:text-box>
      </draw:frame>
      <presentation:notes style:page-layout-name="PM0">
        <draw:rect draw:style-name="Mgr6" draw:text-style-name="MP7" draw:layer="backgroundobjects" svg:width="20.32cm" svg:height="26.67cm" svg:x="0cm" svg:y="0cm">
          <text:p/>
        </draw:rect>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43.992cm" svg:height="32.994cm" svg:x="-21.996cm" svg:y="-14.478cm" presentation:class="page"/>
        <draw:frame presentation:style-name="Default-notes" draw:layer="backgroundobjects" svg:width="16.232cm" svg:height="11.996cm" svg:x="2.033cm" svg:y="12.668cm" presentation:class="notes" presentation:placeholder="true">
          <draw:text-box/>
        </draw:frame>
      </presentation:notes>
    </style:master-page>
    <style:master-page style:name="Title1" style:page-layout-name="PM1" draw:style-name="Mdp1">
      <draw:frame presentation:style-name="Title1-title" draw:layer="backgroundobjects" svg:width="27.194cm" svg:height="3.113cm" svg:x="2.665cm" svg:y="9.776cm" presentation:class="title" presentation:placeholder="true">
        <draw:text-box/>
      </draw:frame>
      <draw:custom-shape draw:style-name="Mgr4" draw:text-style-name="MP6" draw:layer="backgroundobjects" svg:width="21.334cm" svg:height="11.852cm" svg:x="5.332cm" svg:y="4.073cm">
        <text:p/>
        <draw:enhanced-geometry svg:viewBox="0 0 21600 21600" draw:type="rectangle" draw:enhanced-path="M 0 0 L 21600 0 21600 21600 0 21600 0 0 Z N"/>
      </draw:custom-shape>
      <draw:frame presentation:style-name="Title1-outline1" draw:layer="backgroundobjects" svg:width="28.795cm" svg:height="11.6cm" svg:x="1.599cm" svg:y="4.68cm" presentation:class="outline" presentation:placeholder="true">
        <draw:text-box/>
      </draw:frame>
      <draw:frame presentation:style-name="Mpr4" draw:text-style-name="MP9" draw:layer="backgroundobjects" svg:width="13.198cm" svg:height="1.243cm" svg:x="1.408cm" svg:y="18.716cm">
        <draw:text-box>
          <text:p text:style-name="MP10"><text:span text:style-name="MT2"></text:span><text:span text:style-name="MT3"> </text:span><text:span text:style-name="MT3">Instigate training centre</text:span></text:p>
        </draw:text-box>
      </draw:frame>
      <draw:frame draw:style-name="Mgr5" draw:text-style-name="MP7" draw:layer="backgroundobjects" svg:width="3.423cm" svg:height="2.437cm" svg:x="27.306cm" svg:y="17.446cm">
        <draw:image xlink:href="Pictures/100002010000061E00000559248150B9.png" xlink:type="simple" xlink:show="embed" xlink:actuate="onLoad">
          <text:p/>
        </draw:image>
      </draw:frame>
      <draw:frame draw:style-name="Mgr8" draw:layer="backgroundobjects" svg:width="0.002cm" svg:height="0.937cm" svg:x="15.875cm" svg:y="2.526cm">
        <draw:text-box>
          <text:p/>
        </draw:text-box>
      </draw:frame>
      <draw:frame draw:style-name="Mgr5" draw:text-style-name="MP7" draw:layer="backgroundobjects" svg:width="32.004cm" svg:height="9.144cm" svg:x="0.021cm" svg:y="0cm">
        <draw:image xlink:href="Pictures/10000000000003C000000149DDA4D64C.jpg" xlink:type="simple" xlink:show="embed" xlink:actuate="onLoad">
          <text:p/>
        </draw:image>
      </draw:frame>
      <draw:frame draw:style-name="Mgr5" draw:text-style-name="MP7" draw:layer="backgroundobjects" svg:width="8.563cm" svg:height="7.486cm" svg:x="11.719cm" svg:y="0.635cm">
        <draw:image xlink:href="Pictures/100002010000061E00000559248150B9.png" xlink:type="simple" xlink:show="embed" xlink:actuate="onLoad">
          <text:p/>
        </draw:image>
      </draw:frame>
      <presentation:notes style:page-layout-name="PM0">
        <draw:rect draw:style-name="Mgr6" draw:text-style-name="MP7" draw:layer="backgroundobjects" svg:width="20.32cm" svg:height="26.67cm" svg:x="0cm" svg:y="0cm">
          <text:p/>
        </draw:rect>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43.992cm" svg:height="32.994cm" svg:x="-21.996cm" svg:y="-14.478cm" presentation:class="page"/>
        <draw:frame presentation:style-name="Title1-notes" draw:layer="backgroundobjects" svg:width="16.232cm" svg:height="11.996cm" svg:x="2.033cm" svg:y="12.668cm" presentation:class="notes" presentation:placeholder="true" presentation:user-transformed="true">
          <draw:text-box/>
        </draw:frame>
      </presentation:notes>
    </style:master-page>
    <style:master-page style:name="Default_20_1" style:display-name="Default 1" style:page-layout-name="PM1" draw:style-name="Mdp2">
      <draw:frame presentation:style-name="Default_20_1-title" draw:layer="backgroundobjects" svg:width="28.799cm" svg:height="3.339cm" svg:x="1.6cm" svg:y="0.798cm" presentation:class="title" presentation:placeholder="true">
        <draw:text-box/>
      </draw:frame>
      <draw:frame presentation:style-name="Default_20_1-outline1" draw:layer="backgroundobjects" svg:width="28.799cm" svg:height="11.6cm" svg:x="1.6cm" svg:y="4.68cm" presentation:class="outline" presentation:placeholder="true">
        <draw:text-box/>
      </draw:frame>
      <draw:frame presentation:style-name="Mpr5" draw:text-style-name="MP2" draw:layer="backgroundobjects" svg:width="7.455cm" svg:height="1.379cm" svg:x="1.6cm" svg:y="18.22cm" presentation:class="date-time">
        <draw:text-box>
          <text:p text:style-name="MP2"><text:span text:style-name="MT1"><presentation:date-time/></text:span></text:p>
        </draw:text-box>
      </draw:frame>
      <draw:frame presentation:style-name="Mpr5" draw:text-style-name="MP11" draw:layer="backgroundobjects" svg:width="10.143cm" svg:height="1.379cm" svg:x="10.944cm" svg:y="18.22cm" presentation:class="footer">
        <draw:text-box>
          <text:p text:style-name="MP11"><text:span text:style-name="MT1"><presentation:footer/></text:span></text:p>
        </draw:text-box>
      </draw:frame>
      <draw:frame presentation:style-name="Mpr5" draw:text-style-name="MP4" draw:layer="backgroundobjects" svg:width="7.455cm" svg:height="1.379cm" svg:x="22.944cm" svg:y="18.22cm" presentation:class="page-number">
        <draw:text-box>
          <text:p text:style-name="MP4"><text:span text:style-name="MT1"><text:page-number>&lt;number&gt;</text:page-number></text:span></text:p>
        </draw:text-box>
      </draw:frame>
      <presentation:notes style:page-layout-name="PM0">
        <draw:page-thumbnail presentation:style-name="Default_20_1-title" draw:layer="backgroundobjects" svg:width="0.001cm" svg:height="0.001cm" svg:x="0cm" svg:y="2.026cm" presentation:class="page"/>
        <draw:frame presentation:style-name="Default_20_1-notes" draw:layer="backgroundobjects" svg:width="16.255cm" svg:height="12cm" svg:x="2.032cm" svg:y="12.668cm" presentation:class="notes" presentation:placeholder="true">
          <draw:text-box/>
        </draw:frame>
        <draw:frame presentation:style-name="Mpr6" draw:text-style-name="MP2" draw:layer="backgroundobjects" svg:width="8.817cm" svg:height="1.332cm" svg:x="0cm" svg:y="0cm" presentation:class="header">
          <draw:text-box>
            <text:p text:style-name="MP2"><text:span text:style-name="MT1"><presentation:header/></text:span></text:p>
          </draw:text-box>
        </draw:frame>
        <draw:frame presentation:style-name="Mpr6" draw:text-style-name="MP4" draw:layer="backgroundobjects" svg:width="8.817cm" svg:height="1.332cm" svg:x="11.502cm" svg:y="0cm" presentation:class="date-time">
          <draw:text-box>
            <text:p text:style-name="MP4"><text:span text:style-name="MT1"><presentation:date-time/></text:span></text:p>
          </draw:text-box>
        </draw:frame>
        <draw:frame presentation:style-name="Mpr7" draw:text-style-name="MP2" draw:layer="backgroundobjects" svg:width="8.817cm" svg:height="1.332cm" svg:x="0cm" svg:y="25.337cm" presentation:class="footer">
          <draw:text-box>
            <text:p text:style-name="MP2"><text:span text:style-name="MT1"><presentation:footer/></text:span></text:p>
          </draw:text-box>
        </draw:frame>
        <draw:frame presentation:style-name="Mpr7" draw:text-style-name="MP4" draw:layer="backgroundobjects" svg:width="8.817cm" svg:height="1.332cm" svg:x="11.502cm" svg:y="25.337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LibreOffice/3.5$Linux_X86_64 LibreOffice_project/350m1$Build-2</meta:generator>
    <meta:creation-date>2006-08-25T01:56:29</meta:creation-date>
    <dc:creator>employee </dc:creator>
    <dc:date>2014-06-24T18:16:47</dc:date>
    <meta:print-date>2006-08-25T01:56:29</meta:print-date>
    <meta:editing-cycles>289</meta:editing-cycles>
    <meta:editing-duration>P2DT5H49M20S</meta:editing-duration>
    <meta:document-statistic meta:object-count="126"/>
    <meta:user-defined meta:name="Info 1"/>
    <meta:user-defined meta:name="Info 2"/>
    <meta:user-defined meta:name="Info 3"/>
    <meta:user-defined meta:name="Info 4"/>
  </office:meta>
</office:document-meta>
</file>